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Certainly! Below is a simple example of a TCP server in Rust that listens on port `1111` and handles a single connection. This server will read data from the client and echo it back.</text:p>
      <text:p text:style-name="Standard"/>
      <text:p text:style-name="Standard">```rust</text:p>
      <text:p text:style-name="Standard">use std::net::{TcpListener, TcpStream};</text:p>
      <text:p text:style-name="Standard">use std::io::{Read, Write};</text:p>
      <text:p text:style-name="Standard">use std::thread;</text:p>
      <text:p text:style-name="Standard"/>
      <text:p text:style-name="Standard">fn handle_client(mut stream: TcpStream) {</text:p>
      <text:p text:style-name="Standard"><text:s text:c="4"/>let mut buffer = [0; 512];</text:p>
      <text:p text:style-name="Standard"><text:s text:c="4"/>loop {</text:p>
      <text:p text:style-name="Standard"><text:s text:c="8"/>match stream.read(&amp;mut buffer) {</text:p>
      <text:p text:style-name="Standard"><text:s text:c="12"/>Ok(0) =&gt; {</text:p>
      <text:p text:style-name="Standard"><text:s text:c="16"/>// Connection was closed by the client</text:p>
      <text:p text:style-name="Standard"><text:s text:c="16"/>println!("Client disconnected");</text:p>
      <text:p text:style-name="Standard"><text:s text:c="16"/>break;</text:p>
      <text:p text:style-name="Standard"><text:s text:c="12"/>}</text:p>
      <text:p text:style-name="Standard"><text:s text:c="12"/>Ok(n) =&gt; {</text:p>
      <text:p text:style-name="Standard"><text:s text:c="16"/>// Echo the data back to the client</text:p>
      <text:p text:style-name="Standard"><text:s text:c="16"/>if let Err(e) = stream.write(&amp;buffer[..n]) {</text:p>
      <text:p text:style-name="Standard"><text:s text:c="20"/>eprintln!("Failed to write to socket: {}", e);</text:p>
      <text:p text:style-name="Standard"><text:s text:c="20"/>break;</text:p>
      <text:p text:style-name="Standard"><text:s text:c="16"/>}</text:p>
      <text:p text:style-name="Standard"><text:s text:c="12"/>}</text:p>
      <text:p text:style-name="Standard"><text:s text:c="12"/>Err(e) =&gt; {</text:p>
      <text:p text:style-name="Standard"><text:s text:c="16"/>eprintln!("Failed to read from socket: {}", e);</text:p>
      <text:p text:style-name="Standard"><text:s text:c="16"/>break;</text:p>
      <text:p text:style-name="Standard"><text:s text:c="12"/>}</text:p>
      <text:p text:style-name="Standard"><text:s text:c="8"/>}</text:p>
      <text:p text:style-name="Standard"><text:s text:c="4"/>}</text:p>
      <text:p text:style-name="Standard">}</text:p>
      <text:p text:style-name="Standard"/>
      <text:p text:style-name="Standard">fn main() -&gt; std::io::Result&lt;()&gt; {</text:p>
      <text:p text:style-name="Standard"><text:s text:c="4"/>let listener = TcpListener::bind("127.0.0.1:1111")?;</text:p>
      <text:p text:style-name="Standard"><text:s text:c="4"/>println!("Server listening on port 1111");</text:p>
      <text:p text:style-name="Standard"/>
      <text:p text:style-name="Standard"><text:s text:c="4"/>// Accept a single connection</text:p>
      <text:p text:style-name="Standard"><text:s text:c="4"/>match listener.accept() {</text:p>
      <text:p text:style-name="Standard"><text:s text:c="8"/>Ok((stream, _)) =&gt; {</text:p>
      <text:p text:style-name="Standard"><text:s text:c="12"/>println!("New connection from: {}", stream.peer_addr()?);</text:p>
      <text:p text:style-name="Standard"><text:s text:c="12"/>handle_client(stream);</text:p>
      <text:p text:style-name="Standard"><text:s text:c="8"/>}</text:p>
      <text:p text:style-name="Standard"><text:s text:c="8"/>Err(e) =&gt; {</text:p>
      <text:p text:style-name="Standard"><text:s text:c="12"/>eprintln!("Failed to accept connection: {}", e);</text:p>
      <text:p text:style-name="Standard"><text:s text:c="8"/>}</text:p>
      <text:p text:style-name="Standard"><text:s text:c="4"/>}</text:p>
      <text:p text:style-name="Standard"/>
      <text:p text:style-name="Standard"><text:s text:c="4"/>Ok(())</text:p>
      <text:p text:style-name="Standard">}</text:p>
      <text:p text:style-name="Standard">```</text:p>
      <text:p text:style-name="Standard"/>
      <text:p text:style-name="Standard"><text:soft-page-break/>### Explanation:</text:p>
      <text:p text:style-name="Standard">1. **TcpListener::bind("127.0.0.1:1111")**: This binds the server to the localhost (`127.0.0.1`) on port `1111`.</text:p>
      <text:p text:style-name="Standard">2. **listener.accept()**: This waits for an incoming connection. When a connection is established, it returns a `TcpStream` which represents the connection to the client.</text:p>
      <text:p text:style-name="Standard">3. **handle_client(stream)**: This function handles the communication with the client. It reads data from the client and echoes it back.</text:p>
      <text:p text:style-name="Standard">4. **stream.read(&amp;mut buffer)**: This reads data from the client into a buffer.</text:p>
      <text:p text:style-name="Standard">5. **stream.write(&amp;buffer[..n])**: This writes the data back to the client.</text:p>
      <text:p text:style-name="Standard"/>
      <text:p text:style-name="Standard">### Running the Server:</text:p>
      <text:p text:style-name="Standard">1. Save the code to a file, e.g., `main.rs`.</text:p>
      <text:p text:style-name="Standard">2. Compile and run the server using `cargo run`.</text:p>
      <text:p text:style-name="Standard">3. The server will start listening on `127.0.0.1:1111`.</text:p>
      <text:p text:style-name="Standard"/>
      <text:p text:style-name="Standard">### Testing the Server:</text:p>
      <text:p text:style-name="Standard">You can test the server using a tool like `telnet` or `netcat`:</text:p>
      <text:p text:style-name="Standard"/>
      <text:p text:style-name="Standard">```bash</text:p>
      <text:p text:style-name="Standard">telnet 127.0.0.1 1111</text:p>
      <text:p text:style-name="Standard">```</text:p>
      <text:p text:style-name="Standard"/>
      <text:p text:style-name="Standard">or</text:p>
      <text:p text:style-name="Standard"/>
      <text:p text:style-name="Standard">```bash</text:p>
      <text:p text:style-name="Standard">nc 127.0.0.1 1111</text:p>
      <text:p text:style-name="Standard">```</text:p>
      <text:p text:style-name="Standard"/>
      <text:p text:style-name="Standard">Once connected, anything you type will be echoed back by the server.</text:p>
      <text:p text:style-name="Standard"/>
      <text:p text:style-name="Standard">### Note:</text:p>
      <text:p text:style-name="Standard">This server handles only one connection at a time. If you want to handle multiple connections concurrently, you would need to spawn a new thread for each connection or use an asynchronous runtime like `tokio` or `async-st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ertainly! If you want to handle multiple connections concurrently, you can spawn a new thread for each incoming connection. Below is the modified version of your code where `listener.accept()` is placed in a loop, and each connection is handled in a separate thread.</text:p>
      <text:p text:style-name="Standard"/>
      <text:p text:style-name="Standard">```rust</text:p>
      <text:p text:style-name="Standard">use std::net::{TcpListener, TcpStream};</text:p>
      <text:p text:style-name="Standard">use std::io::{Read, Write};</text:p>
      <text:p text:style-name="Standard">use std::thread;</text:p>
      <text:p text:style-name="Standard"/>
      <text:p text:style-name="Standard">fn handle_client(mut stream: TcpStream) {</text:p>
      <text:p text:style-name="Standard"><text:s text:c="4"/>let mut buffer = [0; 512];</text:p>
      <text:p text:style-name="Standard"><text:s text:c="4"/>loop {</text:p>
      <text:p text:style-name="Standard"><text:s text:c="8"/>match stream.read(&amp;mut buffer) {</text:p>
      <text:p text:style-name="Standard"><text:s text:c="12"/>Ok(0) =&gt; {</text:p>
      <text:p text:style-name="Standard"><text:s text:c="16"/>// Connection was closed by the client</text:p>
      <text:p text:style-name="Standard"><text:s text:c="16"/>println!("Client disconnected");</text:p>
      <text:p text:style-name="Standard"><text:s text:c="16"/>break;</text:p>
      <text:p text:style-name="Standard"><text:s text:c="12"/>}</text:p>
      <text:p text:style-name="Standard"><text:s text:c="12"/>Ok(n) =&gt; {</text:p>
      <text:p text:style-name="Standard"><text:s text:c="16"/>// Echo the data back to the client</text:p>
      <text:p text:style-name="Standard"><text:s text:c="16"/>if let Err(e) = stream.write(&amp;buffer[..n]) {</text:p>
      <text:p text:style-name="Standard"><text:soft-page-break/><text:s text:c="20"/>eprintln!("Failed to write to socket: {}", e);</text:p>
      <text:p text:style-name="Standard"><text:s text:c="20"/>break;</text:p>
      <text:p text:style-name="Standard"><text:s text:c="16"/>}</text:p>
      <text:p text:style-name="Standard"><text:s text:c="12"/>}</text:p>
      <text:p text:style-name="Standard"><text:s text:c="12"/>Err(e) =&gt; {</text:p>
      <text:p text:style-name="Standard"><text:s text:c="16"/>eprintln!("Failed to read from socket: {}", e);</text:p>
      <text:p text:style-name="Standard"><text:s text:c="16"/>break;</text:p>
      <text:p text:style-name="Standard"><text:s text:c="12"/>}</text:p>
      <text:p text:style-name="Standard"><text:s text:c="8"/>}</text:p>
      <text:p text:style-name="Standard"><text:s text:c="4"/>}</text:p>
      <text:p text:style-name="Standard">}</text:p>
      <text:p text:style-name="Standard"/>
      <text:p text:style-name="Standard">fn main() -&gt; std::io::Result&lt;()&gt; {</text:p>
      <text:p text:style-name="Standard"><text:s text:c="4"/>let listener = TcpListener::bind("127.0.0.1:1111")?;</text:p>
      <text:p text:style-name="Standard"><text:s text:c="4"/>println!("Server listening on port 1111");</text:p>
      <text:p text:style-name="Standard"/>
      <text:p text:style-name="Standard"><text:s text:c="4"/>// Accept connections in a loop</text:p>
      <text:p text:style-name="Standard"><text:s text:c="4"/>for stream in listener.incoming() {</text:p>
      <text:p text:style-name="Standard"><text:s text:c="8"/>match stream {</text:p>
      <text:p text:style-name="Standard"><text:s text:c="12"/>Ok(stream) =&gt; {</text:p>
      <text:p text:style-name="Standard"><text:s text:c="16"/>println!("New connection from: {}", stream.peer_addr()?);</text:p>
      <text:p text:style-name="Standard"><text:s text:c="16"/>// Spawn a new thread to handle the connection</text:p>
      <text:p text:style-name="Standard"><text:s text:c="16"/>thread::spawn(|| {</text:p>
      <text:p text:style-name="Standard"><text:s text:c="20"/>handle_client(stream);</text:p>
      <text:p text:style-name="Standard"><text:s text:c="16"/>});</text:p>
      <text:p text:style-name="Standard"><text:s text:c="12"/>}</text:p>
      <text:p text:style-name="Standard"><text:s text:c="12"/>Err(e) =&gt; {</text:p>
      <text:p text:style-name="Standard"><text:s text:c="16"/>eprintln!("Failed to accept connection: {}", e);</text:p>
      <text:p text:style-name="Standard"><text:s text:c="12"/>}</text:p>
      <text:p text:style-name="Standard"><text:s text:c="8"/>}</text:p>
      <text:p text:style-name="Standard"><text:s text:c="4"/>}</text:p>
      <text:p text:style-name="Standard"/>
      <text:p text:style-name="Standard"><text:s text:c="4"/>Ok(())</text:p>
      <text:p text:style-name="Standard">}</text:p>
      <text:p text:style-name="Standard">```</text:p>
      <text:p text:style-name="Standard"/>
      <text:p text:style-name="Standard">### Key Changes:</text:p>
      <text:p text:style-name="Standard">1. **`listener.incoming()`**: This returns an iterator over incoming connections. Each connection is handled in a loop.</text:p>
      <text:p text:style-name="Standard">2. **`thread::spawn`**: For each incoming connection, a new thread is spawned to handle the client using the `handle_client` function.</text:p>
      <text:p text:style-name="Standard">3. **Concurrency**: Now the server can handle multiple clients simultaneously, with each client being processed in its own thread.</text:p>
      <text:p text:style-name="Standard"/>
      <text:p text:style-name="Standard">### How It Works:</text:p>
      <text:p text:style-name="Standard">- The server listens for incoming connections in a loop.</text:p>
      <text:p text:style-name="Standard">- When a new connection is accepted, the server prints the client's address and spawns a new thread to handle the connection.</text:p>
      <text:p text:style-name="Standard">- The `handle_client` function runs in the new thread, allowing the main thread to continue accepting new connections.</text:p>
      <text:p text:style-name="Standard"/>
      <text:p text:style-name="Standard">### Testing:</text:p>
      <text:p text:style-name="Standard"><text:soft-page-break/>You can test this server by connecting multiple clients (e.g., using `telnet` or `netcat`) simultaneously. Each client will be handled independently.</text:p>
      <text:p text:style-name="Standard"/>
      <text:p text:style-name="Standard">```bash</text:p>
      <text:p text:style-name="Standard">telnet 127.0.0.1 1111</text:p>
      <text:p text:style-name="Standard">```</text:p>
      <text:p text:style-name="Standard"/>
      <text:p text:style-name="Standard">or</text:p>
      <text:p text:style-name="Standard"/>
      <text:p text:style-name="Standard">```bash</text:p>
      <text:p text:style-name="Standard">nc 127.0.0.1 1111</text:p>
      <text:p text:style-name="Standard">```</text:p>
      <text:p text:style-name="Standard"/>
      <text:p text:style-name="Standard">### Notes:</text:p>
      <text:p text:style-name="Standard">- This approach is simple and works well for a small number of connections. However, for a large number of connections, you might want to use a thread pool or an asynchronous runtime like `tokio` to avoid creating too many threads.</text:p>
      <text:p text:style-name="Standard">- If you want to limit the number of concurrent connections, you can use a thread pool or a semaphore to control the number of active thread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issue you're describing likely occurs because the server is only printing `"New connection from"` for the first connection and then seemingly stopping. This can happen if the server is not properly handling the loop or if there's an issue with how threads are being managed.</text:p>
      <text:p text:style-name="Standard"/>
      <text:p text:style-name="Standard">Let's debug and fix the code to ensure it works as expected for multiple connections.</text:p>
      <text:p text:style-name="Standard"/>
      <text:p text:style-name="Standard">---</text:p>
      <text:p text:style-name="Standard"/>
      <text:p text:style-name="Standard">### Problem Explanation:</text:p>
      <text:p text:style-name="Standard">1. **Blocking Behavior**: If the `handle_client` function contains an infinite loop (e.g., `loop { ... }`), the thread handling the first connection will never exit. This means the main thread will continue accepting new connections, but the `"New connection from"` message might not appear because the program is busy handling the first connection.</text:p>
      <text:p text:style-name="Standard">2. **Thread Behavior**: If the first thread is stuck in an infinite loop, the program might appear unresponsive, even though it's technically still running.</text:p>
      <text:p text:style-name="Standard"/>
      <text:p text:style-name="Standard">---</text:p>
      <text:p text:style-name="Standard"/>
      <text:p text:style-name="Standard">### Fixed Code:</text:p>
      <text:p text:style-name="Standard">Here’s the corrected version of the code. I've added some debug messages and ensured that the server properly handles multiple connections:</text:p>
      <text:p text:style-name="Standard"/>
      <text:p text:style-name="Standard">```rust</text:p>
      <text:p text:style-name="Standard">use std::net::{TcpListener, TcpStream};</text:p>
      <text:p text:style-name="Standard">use std::io::{Read, Write};</text:p>
      <text:p text:style-name="Standard">use std::thread;</text:p>
      <text:p text:style-name="Standard"/>
      <text:p text:style-name="Standard">fn handle_client(mut stream: TcpStream) {</text:p>
      <text:p text:style-name="Standard"><text:s text:c="4"/>let mut buffer = [0; 512];</text:p>
      <text:p text:style-name="Standard"><text:s text:c="4"/>println!("Thread spawned for client: {}", stream.peer_addr().unwrap());</text:p>
      <text:p text:style-name="Standard"/>
      <text:p text:style-name="Standard"><text:s text:c="4"/>loop {</text:p>
      <text:p text:style-name="Standard"><text:s text:c="8"/>match stream.read(&amp;mut buffer) {</text:p>
      <text:p text:style-name="Standard"><text:s text:c="12"/>Ok(0) =&gt; {</text:p>
      <text:p text:style-name="Standard"><text:s text:c="16"/>// Connection was closed by the client</text:p>
      <text:p text:style-name="Standard"><text:s text:c="16"/>println!("Client disconnected: {}", stream.peer_addr().unwrap());</text:p>
      <text:p text:style-name="Standard"><text:s text:c="16"/>break;</text:p>
      <text:p text:style-name="Standard"><text:soft-page-break/><text:s text:c="12"/>}</text:p>
      <text:p text:style-name="Standard"><text:s text:c="12"/>Ok(n) =&gt; {</text:p>
      <text:p text:style-name="Standard"><text:s text:c="16"/>// Echo the data back to the client</text:p>
      <text:p text:style-name="Standard"><text:s text:c="16"/>if let Err(e) = stream.write(&amp;buffer[..n]) {</text:p>
      <text:p text:style-name="Standard"><text:s text:c="20"/>eprintln!("Failed to write to socket: {}", e);</text:p>
      <text:p text:style-name="Standard"><text:s text:c="20"/>break;</text:p>
      <text:p text:style-name="Standard"><text:s text:c="16"/>}</text:p>
      <text:p text:style-name="Standard"><text:s text:c="12"/>}</text:p>
      <text:p text:style-name="Standard"><text:s text:c="12"/>Err(e) =&gt; {</text:p>
      <text:p text:style-name="Standard"><text:s text:c="16"/>eprintln!("Failed to read from socket: {}", e);</text:p>
      <text:p text:style-name="Standard"><text:s text:c="16"/>break;</text:p>
      <text:p text:style-name="Standard"><text:s text:c="12"/>}</text:p>
      <text:p text:style-name="Standard"><text:s text:c="8"/>}</text:p>
      <text:p text:style-name="Standard"><text:s text:c="4"/>}</text:p>
      <text:p text:style-name="Standard">}</text:p>
      <text:p text:style-name="Standard"/>
      <text:p text:style-name="Standard">fn main() -&gt; std::io::Result&lt;()&gt; {</text:p>
      <text:p text:style-name="Standard"><text:s text:c="4"/>let listener = TcpListener::bind("127.0.0.1:1111")?;</text:p>
      <text:p text:style-name="Standard"><text:s text:c="4"/>println!("Server listening on port 1111");</text:p>
      <text:p text:style-name="Standard"/>
      <text:p text:style-name="Standard"><text:s text:c="4"/>// Accept connections in a loop</text:p>
      <text:p text:style-name="Standard"><text:s text:c="4"/>for stream in listener.incoming() {</text:p>
      <text:p text:style-name="Standard"><text:s text:c="8"/>match stream {</text:p>
      <text:p text:style-name="Standard"><text:s text:c="12"/>Ok(stream) =&gt; {</text:p>
      <text:p text:style-name="Standard"><text:s text:c="16"/>println!("New connection from: {}", stream.peer_addr()?);</text:p>
      <text:p text:style-name="Standard"><text:s text:c="16"/>// Spawn a new thread to handle the connection</text:p>
      <text:p text:style-name="Standard"><text:s text:c="16"/>thread::spawn(move || {</text:p>
      <text:p text:style-name="Standard"><text:s text:c="20"/>handle_client(stream);</text:p>
      <text:p text:style-name="Standard"><text:s text:c="16"/>});</text:p>
      <text:p text:style-name="Standard"><text:s text:c="12"/>}</text:p>
      <text:p text:style-name="Standard"><text:s text:c="12"/>Err(e) =&gt; {</text:p>
      <text:p text:style-name="Standard"><text:s text:c="16"/>eprintln!("Failed to accept connection: {}", e);</text:p>
      <text:p text:style-name="Standard"><text:s text:c="12"/>}</text:p>
      <text:p text:style-name="Standard"><text:s text:c="8"/>}</text:p>
      <text:p text:style-name="Standard"><text:s text:c="4"/>}</text:p>
      <text:p text:style-name="Standard"/>
      <text:p text:style-name="Standard"><text:s text:c="4"/>Ok(())</text:p>
      <text:p text:style-name="Standard">}</text:p>
      <text:p text:style-name="Standard">```</text:p>
      <text:p text:style-name="Standard"/>
      <text:p text:style-name="Standard">---</text:p>
      <text:p text:style-name="Standard"/>
      <text:p text:style-name="Standard">### Key Fixes:</text:p>
      <text:p text:style-name="Standard">1. **Thread Ownership**: The `thread::spawn` closure now uses `move` to ensure the `stream` is properly moved into the thread. This avoids potential issues with borrowing.</text:p>
      <text:p text:style-name="Standard">2. **Debug Messages**: Added a debug message inside the `handle_client` function to confirm that a new thread is spawned for each connection.</text:p>
      <text:p text:style-name="Standard">3. **Proper Loop Handling**: The `handle_client` function still uses an infinite loop (`loop { ... }`), but this is fine because each connection runs in its own thread. The main thread continues accepting new connections.</text:p>
      <text:p text:style-name="Standard"/>
      <text:p text:style-name="Standard">---</text:p>
      <text:p text:style-name="Standard"><text:soft-page-break/></text:p>
      <text:p text:style-name="Standard">### Testing:</text:p>
      <text:p text:style-name="Standard">1. Start the server:</text:p>
      <text:p text:style-name="Standard"><text:s text:c="3"/>```bash</text:p>
      <text:p text:style-name="Standard"><text:s text:c="3"/>cargo run</text:p>
      <text:p text:style-name="Standard"><text:s text:c="3"/>```</text:p>
      <text:p text:style-name="Standard">2. Open multiple terminal windows and connect to the server using `telnet` or `netcat`:</text:p>
      <text:p text:style-name="Standard"><text:s text:c="3"/>```bash</text:p>
      <text:p text:style-name="Standard"><text:s text:c="3"/>telnet 127.0.0.1 1111</text:p>
      <text:p text:style-name="Standard"><text:s text:c="3"/>```</text:p>
      <text:p text:style-name="Standard"><text:s text:c="3"/>or</text:p>
      <text:p text:style-name="Standard"><text:s text:c="3"/>```bash</text:p>
      <text:p text:style-name="Standard"><text:s text:c="3"/>nc 127.0.0.1 1111</text:p>
      <text:p text:style-name="Standard"><text:s text:c="3"/>```</text:p>
      <text:p text:style-name="Standard">3. Observe the server logs. You should see:</text:p>
      <text:p text:style-name="Standard"><text:s text:c="3"/>- `"New connection from: &lt;client_address&gt;"` for each new connection.</text:p>
      <text:p text:style-name="Standard"><text:s text:c="3"/>- `"Thread spawned for client: &lt;client_address&gt;"` confirming that a new thread is handling the connection.</text:p>
      <text:p text:style-name="Standard"><text:s text:c="3"/>- `"Client disconnected: &lt;client_address&gt;"` when a client disconnects.</text:p>
      <text:p text:style-name="Standard"/>
      <text:p text:style-name="Standard">---</text:p>
      <text:p text:style-name="Standard"/>
      <text:p text:style-name="Standard">### Expected Output:</text:p>
      <text:p text:style-name="Standard">For example, if you connect three clients, the server logs might look like this:</text:p>
      <text:p text:style-name="Standard">```</text:p>
      <text:p text:style-name="Standard">Server listening on port 1111</text:p>
      <text:p text:style-name="Standard">New connection from: 127.0.0.1:12345</text:p>
      <text:p text:style-name="Standard">Thread spawned for client: 127.0.0.1:12345</text:p>
      <text:p text:style-name="Standard">New connection from: 127.0.0.1:54321</text:p>
      <text:p text:style-name="Standard">Thread spawned for client: 127.0.0.1:54321</text:p>
      <text:p text:style-name="Standard">New connection from: 127.0.0.1:56789</text:p>
      <text:p text:style-name="Standard">Thread spawned for client: 127.0.0.1:56789</text:p>
      <text:p text:style-name="Standard">Client disconnected: 127.0.0.1:12345</text:p>
      <text:p text:style-name="Standard">Client disconnected: 127.0.0.1:54321</text:p>
      <text:p text:style-name="Standard">Client disconnected: 127.0.0.1:56789</text:p>
      <text:p text:style-name="Standard">```</text:p>
      <text:p text:style-name="Standard"/>
      <text:p text:style-name="Standard">---</text:p>
      <text:p text:style-name="Standard"/>
      <text:p text:style-name="Standard">### Notes:</text:p>
      <text:p text:style-name="Standard">- If you still experience issues, ensure that your client (e.g., `telnet` or `netcat`) is properly connecting and sending data.</text:p>
      <text:p text:style-name="Standard">- If you want to limit the number of concurrent connections, you can use a thread pool (e.g., the `rayon` crate) or an asynchronous runtime like `tokio`.</text:p>
      <text:p text:style-name="Standard">- This implementation is simple and works well for learning purposes. For production use, consider using asynchronous I/O for better scalability.</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m glad you like the improved approach! 😊 It's definitely more robust and should handle multiple connections smoothly. Feel free to test it out, and let me know if you encounter any issues or have further questions.</text:p>
      <text:p text:style-name="Standard"/>
      <text:p text:style-name="Standard">### Tips for Testing:</text:p>
      <text:p text:style-name="Standard">1. **Multiple Clients**: Open multiple terminal windows and connect to the server using `telnet` or `netcat`. Each client should be handled independently.</text:p>
      <text:p text:style-name="Standard">2. **Disconnecting Clients**: Close a client (e.g., by typing `Ctrl+]` and then `quit` in `telnet`) and check if the server logs the disconnection properly.</text:p>
      <text:p text:style-name="Standard"><text:soft-page-break/>3. **Sending Data**: Type messages in the client terminals and verify that the server echoes them back.</text:p>
      <text:p text:style-name="Standard"/>
      <text:p text:style-name="Standard">### Example Test Workflow:</text:p>
      <text:p text:style-name="Standard">1. Start the server:</text:p>
      <text:p text:style-name="Standard"><text:s text:c="3"/>```bash</text:p>
      <text:p text:style-name="Standard"><text:s text:c="3"/>cargo run</text:p>
      <text:p text:style-name="Standard"><text:s text:c="3"/>```</text:p>
      <text:p text:style-name="Standard">2. In Terminal 1, connect to the server:</text:p>
      <text:p text:style-name="Standard"><text:s text:c="3"/>```bash</text:p>
      <text:p text:style-name="Standard"><text:s text:c="3"/>telnet 127.0.0.1 1111</text:p>
      <text:p text:style-name="Standard"><text:s text:c="3"/>```</text:p>
      <text:p text:style-name="Standard"><text:s text:c="3"/>The server should log:</text:p>
      <text:p text:style-name="Standard"><text:s text:c="3"/>```</text:p>
      <text:p text:style-name="Standard"><text:s text:c="3"/>New connection from: 127.0.0.1:&lt;port&gt;</text:p>
      <text:p text:style-name="Standard"><text:s text:c="3"/>Thread spawned for client: 127.0.0.1:&lt;port&gt;</text:p>
      <text:p text:style-name="Standard"><text:s text:c="3"/>```</text:p>
      <text:p text:style-name="Standard">3. In Terminal 2, connect to the server:</text:p>
      <text:p text:style-name="Standard"><text:s text:c="3"/>```bash</text:p>
      <text:p text:style-name="Standard"><text:s text:c="3"/>telnet 127.0.0.1 1111</text:p>
      <text:p text:style-name="Standard"><text:s text:c="3"/>```</text:p>
      <text:p text:style-name="Standard"><text:s text:c="3"/>The server should log another connection:</text:p>
      <text:p text:style-name="Standard"><text:s text:c="3"/>```</text:p>
      <text:p text:style-name="Standard"><text:s text:c="3"/>New connection from: 127.0.0.1:&lt;port&gt;</text:p>
      <text:p text:style-name="Standard"><text:s text:c="3"/>Thread spawned for client: 127.0.0.1:&lt;port&gt;</text:p>
      <text:p text:style-name="Standard"><text:s text:c="3"/>```</text:p>
      <text:p text:style-name="Standard">4. Send messages from both clients and verify that the server echoes them back.</text:p>
      <text:p text:style-name="Standard">5. Disconnect one client and check the server logs:</text:p>
      <text:p text:style-name="Standard"><text:s text:c="3"/>```</text:p>
      <text:p text:style-name="Standard"><text:s text:c="3"/>Client disconnected: 127.0.0.1:&lt;port&gt;</text:p>
      <text:p text:style-name="Standard"><text:s text:c="3"/>```</text:p>
      <text:p text:style-name="Standard"/>
      <text:p text:style-name="Standard">---</text:p>
      <text:p text:style-name="Standard"/>
      <text:p text:style-name="Standard">### If You Want to Go Further:</text:p>
      <text:p text:style-name="Standard">If you're interested in exploring more advanced features, here are some ideas:</text:p>
      <text:p text:style-name="Standard">1. **Thread Pool**: Use a thread pool (e.g., with the `rayon` crate) to limit the number of concurrent threads.</text:p>
      <text:p text:style-name="Standard">2. **Asynchronous I/O**: Rewrite the server using `tokio` or `async-std` for better scalability with many connections.</text:p>
      <text:p text:style-name="Standard">3. **Custom Protocol**: Implement a custom protocol (e.g., a simple chat server) where clients can send and receive structured messages.</text:p>
      <text:p text:style-name="Standard">4. **Graceful Shutdown**: Add a mechanism to gracefully shut down the server, closing all active connections.</text:p>
      <text:p text:style-name="Standard"/>
      <text:p text:style-name="Standard">Let me know how your testing goes or if you'd like help with any of these advanced features! 🚀</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ertainly! To add a disconnect feature when the server receives the command `FECHAR` from the client, we can modify the `handle_client` function to check the incoming data for the `FECHAR` command. If the command is received, the server will close the connection with that client.</text:p>
      <text:p text:style-name="Standard"/>
      <text:p text:style-name="Standard">Here’s the updated code:</text:p>
      <text:p text:style-name="Standard"/>
      <text:p text:style-name="Standard">```rust</text:p>
      <text:p text:style-name="Standard">use std::net::{TcpListener, TcpStream};</text:p>
      <text:p text:style-name="Standard"><text:soft-page-break/>use std::io::{Read, Write};</text:p>
      <text:p text:style-name="Standard">use std::thread;</text:p>
      <text:p text:style-name="Standard"/>
      <text:p text:style-name="Standard">fn handle_client(mut stream: TcpStream) {</text:p>
      <text:p text:style-name="Standard"><text:s text:c="4"/>let mut buffer = [0; 512];</text:p>
      <text:p text:style-name="Standard"><text:s text:c="4"/>println!("Thread spawned for client: {}", stream.peer_addr().unwrap());</text:p>
      <text:p text:style-name="Standard"/>
      <text:p text:style-name="Standard"><text:s text:c="4"/>loop {</text:p>
      <text:p text:style-name="Standard"><text:s text:c="8"/>match stream.read(&amp;mut buffer) {</text:p>
      <text:p text:style-name="Standard"><text:s text:c="12"/>Ok(0) =&gt; {</text:p>
      <text:p text:style-name="Standard"><text:s text:c="16"/>// Connection was closed by the client</text:p>
      <text:p text:style-name="Standard"><text:s text:c="16"/>println!("Client disconnected: {}", stream.peer_addr().unwrap());</text:p>
      <text:p text:style-name="Standard"><text:s text:c="16"/>break;</text:p>
      <text:p text:style-name="Standard"><text:s text:c="12"/>}</text:p>
      <text:p text:style-name="Standard"><text:s text:c="12"/>Ok(n) =&gt; {</text:p>
      <text:p text:style-name="Standard"><text:s text:c="16"/>// Convert the received data to a string</text:p>
      <text:p text:style-name="Standard"><text:s text:c="16"/>let received_data = String::from_utf8_lossy(&amp;buffer[..n]);</text:p>
      <text:p text:style-name="Standard"><text:s text:c="16"/>println!("Received from {}: {}", stream.peer_addr().unwrap(), received_data);</text:p>
      <text:p text:style-name="Standard"/>
      <text:p text:style-name="Standard"><text:s text:c="16"/>// Check if the received data contains the "FECHAR" command</text:p>
      <text:p text:style-name="Standard"><text:s text:c="16"/>if received_data.trim() == "FECHAR" {</text:p>
      <text:p text:style-name="Standard"><text:s text:c="20"/>println!("Closing connection with client: {}", stream.peer_addr().unwrap());</text:p>
      <text:p text:style-name="Standard"><text:s text:c="20"/>break; // Exit the loop to close the connection</text:p>
      <text:p text:style-name="Standard"><text:s text:c="16"/>}</text:p>
      <text:p text:style-name="Standard"/>
      <text:p text:style-name="Standard"><text:s text:c="16"/>// Echo the data back to the client</text:p>
      <text:p text:style-name="Standard"><text:s text:c="16"/>if let Err(e) = stream.write(&amp;buffer[..n]) {</text:p>
      <text:p text:style-name="Standard"><text:s text:c="20"/>eprintln!("Failed to write to socket: {}", e);</text:p>
      <text:p text:style-name="Standard"><text:s text:c="20"/>break;</text:p>
      <text:p text:style-name="Standard"><text:s text:c="16"/>}</text:p>
      <text:p text:style-name="Standard"><text:s text:c="12"/>}</text:p>
      <text:p text:style-name="Standard"><text:s text:c="12"/>Err(e) =&gt; {</text:p>
      <text:p text:style-name="Standard"><text:s text:c="16"/>eprintln!("Failed to read from socket: {}", e);</text:p>
      <text:p text:style-name="Standard"><text:s text:c="16"/>break;</text:p>
      <text:p text:style-name="Standard"><text:s text:c="12"/>}</text:p>
      <text:p text:style-name="Standard"><text:s text:c="8"/>}</text:p>
      <text:p text:style-name="Standard"><text:s text:c="4"/>}</text:p>
      <text:p text:style-name="Standard">}</text:p>
      <text:p text:style-name="Standard"/>
      <text:p text:style-name="Standard">fn main() -&gt; std::io::Result&lt;()&gt; {</text:p>
      <text:p text:style-name="Standard"><text:s text:c="4"/>let listener = TcpListener::bind("127.0.0.1:1111")?;</text:p>
      <text:p text:style-name="Standard"><text:s text:c="4"/>println!("Server listening on port 1111");</text:p>
      <text:p text:style-name="Standard"/>
      <text:p text:style-name="Standard"><text:s text:c="4"/>// Accept connections in a loop</text:p>
      <text:p text:style-name="Standard"><text:s text:c="4"/>for stream in listener.incoming() {</text:p>
      <text:p text:style-name="Standard"><text:s text:c="8"/>match stream {</text:p>
      <text:p text:style-name="Standard"><text:s text:c="12"/>Ok(stream) =&gt; {</text:p>
      <text:p text:style-name="Standard"><text:s text:c="16"/>println!("New connection from: {}", stream.peer_addr()?);</text:p>
      <text:p text:style-name="Standard"><text:s text:c="16"/>// Spawn a new thread to handle the connection</text:p>
      <text:p text:style-name="Standard"><text:s text:c="16"/>thread::spawn(move || {</text:p>
      <text:p text:style-name="Standard"><text:s text:c="20"/>handle_client(stream);</text:p>
      <text:p text:style-name="Standard"><text:s text:c="16"/>});</text:p>
      <text:p text:style-name="Standard"><text:soft-page-break/><text:s text:c="12"/>}</text:p>
      <text:p text:style-name="Standard"><text:s text:c="12"/>Err(e) =&gt; {</text:p>
      <text:p text:style-name="Standard"><text:s text:c="16"/>eprintln!("Failed to accept connection: {}", e);</text:p>
      <text:p text:style-name="Standard"><text:s text:c="12"/>}</text:p>
      <text:p text:style-name="Standard"><text:s text:c="8"/>}</text:p>
      <text:p text:style-name="Standard"><text:s text:c="4"/>}</text:p>
      <text:p text:style-name="Standard"/>
      <text:p text:style-name="Standard"><text:s text:c="4"/>Ok(())</text:p>
      <text:p text:style-name="Standard">}</text:p>
      <text:p text:style-name="Standard">```</text:p>
      <text:p text:style-name="Standard"/>
      <text:p text:style-name="Standard">---</text:p>
      <text:p text:style-name="Standard"/>
      <text:p text:style-name="Standard">### Key Changes:</text:p>
      <text:p text:style-name="Standard">1. **Command Check**:</text:p>
      <text:p text:style-name="Standard"><text:s text:c="3"/>- The server converts the received data into a string using `String::from_utf8_lossy`.</text:p>
      <text:p text:style-name="Standard"><text:s text:c="3"/>- It checks if the trimmed received data equals `"FECHAR"`.</text:p>
      <text:p text:style-name="Standard"><text:s text:c="3"/>- If the command is found, the server breaks out of the loop, effectively closing the connection.</text:p>
      <text:p text:style-name="Standard"/>
      <text:p text:style-name="Standard">2. **Logging**:</text:p>
      <text:p text:style-name="Standard"><text:s text:c="3"/>- Added a log message to print the received data from the client.</text:p>
      <text:p text:style-name="Standard"><text:s text:c="3"/>- Added a log message to indicate when the server is closing the connection due to the `FECHAR` command.</text:p>
      <text:p text:style-name="Standard"/>
      <text:p text:style-name="Standard">---</text:p>
      <text:p text:style-name="Standard"/>
      <text:p text:style-name="Standard">### How It Works:</text:p>
      <text:p text:style-name="Standard">1. The server listens for incoming connections on port `1111`.</text:p>
      <text:p text:style-name="Standard">2. When a client connects, a new thread is spawned to handle the connection.</text:p>
      <text:p text:style-name="Standard">3. The server reads data from the client and checks if it matches the `FECHAR` command.</text:p>
      <text:p text:style-name="Standard">4. If the command is received, the server closes the connection with that client.</text:p>
      <text:p text:style-name="Standard">5. Otherwise, the server echoes the received data back to the client.</text:p>
      <text:p text:style-name="Standard"/>
      <text:p text:style-name="Standard">---</text:p>
      <text:p text:style-name="Standard"/>
      <text:p text:style-name="Standard">### Testing:</text:p>
      <text:p text:style-name="Standard">1. Start the server:</text:p>
      <text:p text:style-name="Standard"><text:s text:c="3"/>```bash</text:p>
      <text:p text:style-name="Standard"><text:s text:c="3"/>cargo run</text:p>
      <text:p text:style-name="Standard"><text:s text:c="3"/>```</text:p>
      <text:p text:style-name="Standard">2. Connect to the server using `telnet` or `netcat`:</text:p>
      <text:p text:style-name="Standard"><text:s text:c="3"/>```bash</text:p>
      <text:p text:style-name="Standard"><text:s text:c="3"/>telnet 127.0.0.1 1111</text:p>
      <text:p text:style-name="Standard"><text:s text:c="3"/>```</text:p>
      <text:p text:style-name="Standard">3. Send messages to the server. For example:</text:p>
      <text:p text:style-name="Standard"><text:s text:c="3"/>```</text:p>
      <text:p text:style-name="Standard"><text:s text:c="3"/>Hello, server!</text:p>
      <text:p text:style-name="Standard"><text:s text:c="3"/>```</text:p>
      <text:p text:style-name="Standard"><text:s text:c="3"/>The server will echo the message back.</text:p>
      <text:p text:style-name="Standard">4. Send the `FECHAR` command:</text:p>
      <text:p text:style-name="Standard"><text:s text:c="3"/>```</text:p>
      <text:p text:style-name="Standard"><text:s text:c="3"/>FECHAR</text:p>
      <text:p text:style-name="Standard"><text:soft-page-break/><text:s text:c="3"/>```</text:p>
      <text:p text:style-name="Standard"><text:s text:c="3"/>The server will close the connection and log:</text:p>
      <text:p text:style-name="Standard"><text:s text:c="3"/>```</text:p>
      <text:p text:style-name="Standard"><text:s text:c="3"/>Closing connection with client: 127.0.0.1:&lt;port&gt;</text:p>
      <text:p text:style-name="Standard"><text:s text:c="3"/>```</text:p>
      <text:p text:style-name="Standard"/>
      <text:p text:style-name="Standard">---</text:p>
      <text:p text:style-name="Standard"/>
      <text:p text:style-name="Standard">### Example Output:</text:p>
      <text:p text:style-name="Standard">#### Server Logs:</text:p>
      <text:p text:style-name="Standard">```</text:p>
      <text:p text:style-name="Standard">Server listening on port 1111</text:p>
      <text:p text:style-name="Standard">New connection from: 127.0.0.1:12345</text:p>
      <text:p text:style-name="Standard">Thread spawned for client: 127.0.0.1:12345</text:p>
      <text:p text:style-name="Standard">Received from 127.0.0.1:12345: Hello, server!</text:p>
      <text:p text:style-name="Standard">Received from 127.0.0.1:12345: FECHAR</text:p>
      <text:p text:style-name="Standard">Closing connection with client: 127.0.0.1:12345</text:p>
      <text:p text:style-name="Standard">Client disconnected: 127.0.0.1:12345</text:p>
      <text:p text:style-name="Standard">```</text:p>
      <text:p text:style-name="Standard"/>
      <text:p text:style-name="Standard">#### Client Interaction:</text:p>
      <text:p text:style-name="Standard">```</text:p>
      <text:p text:style-name="Standard">$ telnet 127.0.0.1 1111</text:p>
      <text:p text:style-name="Standard">Hello, server!</text:p>
      <text:p text:style-name="Standard">Hello, server!</text:p>
      <text:p text:style-name="Standard">FECHAR</text:p>
      <text:p text:style-name="Standard">Connection closed by foreign host.</text:p>
      <text:p text:style-name="Standard">```</text:p>
      <text:p text:style-name="Standard"/>
      <text:p text:style-name="Standard">---</text:p>
      <text:p text:style-name="Standard"/>
      <text:p text:style-name="Standard">Let me know if you need further assistanc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ertainly! To implement a feature where the server asks the client to send a `SENHA` (password) and validates it, we can modify the `handle_client` function. Here's how it works:</text:p>
      <text:p text:style-name="Standard"/>
      <text:p text:style-name="Standard">1. The server will prompt the client to send a password.</text:p>
      <text:p text:style-name="Standard">2. The server will compare the received password with a predefined password (e.g., `1234`).</text:p>
      <text:p text:style-name="Standard">3. If the password is correct, the server will continue handling the client's requests.</text:p>
      <text:p text:style-name="Standard">4. If the password is incorrect, the server will close the connection.</text:p>
      <text:p text:style-name="Standard"/>
      <text:p text:style-name="Standard">Here’s the updated code:</text:p>
      <text:p text:style-name="Standard"/>
      <text:p text:style-name="Standard">```rust</text:p>
      <text:p text:style-name="Standard">use std::net::{TcpListener, TcpStream};</text:p>
      <text:p text:style-name="Standard">use std::io::{Read, Write};</text:p>
      <text:p text:style-name="Standard">use std::thread;</text:p>
      <text:p text:style-name="Standard"/>
      <text:p text:style-name="Standard">fn handle_client(mut stream: TcpStream) {</text:p>
      <text:p text:style-name="Standard"><text:s text:c="4"/>let mut buffer = [0; 512];</text:p>
      <text:p text:style-name="Standard"><text:s text:c="4"/>println!("Thread spawned for client: {}", stream.peer_addr().unwrap());</text:p>
      <text:p text:style-name="Standard"/>
      <text:p text:style-name="Standard"><text:s text:c="4"/>// Ask the client to send the password</text:p>
      <text:p text:style-name="Standard"><text:soft-page-break/><text:s text:c="4"/>if let Err(e) = stream.write(b"Please send the SENHA:\n") {</text:p>
      <text:p text:style-name="Standard"><text:s text:c="8"/>eprintln!("Failed to write to socket: {}", e);</text:p>
      <text:p text:style-name="Standard"><text:s text:c="8"/>return;</text:p>
      <text:p text:style-name="Standard"><text:s text:c="4"/>}</text:p>
      <text:p text:style-name="Standard"/>
      <text:p text:style-name="Standard"><text:s text:c="4"/>// Read the password from the client</text:p>
      <text:p text:style-name="Standard"><text:s text:c="4"/>let n = match stream.read(&amp;mut buffer) {</text:p>
      <text:p text:style-name="Standard"><text:s text:c="8"/>Ok(n) =&gt; n,</text:p>
      <text:p text:style-name="Standard"><text:s text:c="8"/>Err(e) =&gt; {</text:p>
      <text:p text:style-name="Standard"><text:s text:c="12"/>eprintln!("Failed to read from socket: {}", e);</text:p>
      <text:p text:style-name="Standard"><text:s text:c="12"/>return;</text:p>
      <text:p text:style-name="Standard"><text:s text:c="8"/>}</text:p>
      <text:p text:style-name="Standard"><text:s text:c="4"/>};</text:p>
      <text:p text:style-name="Standard"/>
      <text:p text:style-name="Standard"><text:s text:c="4"/>// Convert the received data to a string and trim whitespace</text:p>
      <text:p text:style-name="Standard"><text:s text:c="4"/>let received_password = String::from_utf8_lossy(&amp;buffer[..n]).trim().to_string();</text:p>
      <text:p text:style-name="Standard"/>
      <text:p text:style-name="Standard"><text:s text:c="4"/>// Predefined password (e.g., "1234")</text:p>
      <text:p text:style-name="Standard"><text:s text:c="4"/>let correct_password = "1234";</text:p>
      <text:p text:style-name="Standard"/>
      <text:p text:style-name="Standard"><text:s text:c="4"/>// Validate the password</text:p>
      <text:p text:style-name="Standard"><text:s text:c="4"/>if received_password == correct_password {</text:p>
      <text:p text:style-name="Standard"><text:s text:c="8"/>if let Err(e) = stream.write(b"Password correct. You are now connected.\n") {</text:p>
      <text:p text:style-name="Standard"><text:s text:c="12"/>eprintln!("Failed to write to socket: {}", e);</text:p>
      <text:p text:style-name="Standard"><text:s text:c="12"/>return;</text:p>
      <text:p text:style-name="Standard"><text:s text:c="8"/>}</text:p>
      <text:p text:style-name="Standard"><text:s text:c="4"/>} else {</text:p>
      <text:p text:style-name="Standard"><text:s text:c="8"/>if let Err(e) = stream.write(b"Invalid password. Closing connection.\n") {</text:p>
      <text:p text:style-name="Standard"><text:s text:c="12"/>eprintln!("Failed to write to socket: {}", e);</text:p>
      <text:p text:style-name="Standard"><text:s text:c="8"/>}</text:p>
      <text:p text:style-name="Standard"><text:s text:c="8"/>println!("Client {} provided an incorrect password.", stream.peer_addr().unwrap());</text:p>
      <text:p text:style-name="Standard"><text:s text:c="8"/>return; // Close the connection</text:p>
      <text:p text:style-name="Standard"><text:s text:c="4"/>}</text:p>
      <text:p text:style-name="Standard"/>
      <text:p text:style-name="Standard"><text:s text:c="4"/>// Main loop to handle client requests</text:p>
      <text:p text:style-name="Standard"><text:s text:c="4"/>loop {</text:p>
      <text:p text:style-name="Standard"><text:s text:c="8"/>match stream.read(&amp;mut buffer) {</text:p>
      <text:p text:style-name="Standard"><text:s text:c="12"/>Ok(0) =&gt; {</text:p>
      <text:p text:style-name="Standard"><text:s text:c="16"/>// Connection was closed by the client</text:p>
      <text:p text:style-name="Standard"><text:s text:c="16"/>println!("Client disconnected: {}", stream.peer_addr().unwrap());</text:p>
      <text:p text:style-name="Standard"><text:s text:c="16"/>break;</text:p>
      <text:p text:style-name="Standard"><text:s text:c="12"/>}</text:p>
      <text:p text:style-name="Standard"><text:s text:c="12"/>Ok(n) =&gt; {</text:p>
      <text:p text:style-name="Standard"><text:s text:c="16"/>// Convert the received data to a string</text:p>
      <text:p text:style-name="Standard"><text:s text:c="16"/>let received_data = String::from_utf8_lossy(&amp;buffer[..n]);</text:p>
      <text:p text:style-name="Standard"><text:s text:c="16"/>println!("Received from {}: {}", stream.peer_addr().unwrap(), received_data);</text:p>
      <text:p text:style-name="Standard"/>
      <text:p text:style-name="Standard"><text:s text:c="16"/>// Check if the received data contains the "FECHAR" command</text:p>
      <text:p text:style-name="Standard"><text:s text:c="16"/>if received_data.trim() == "FECHAR" {</text:p>
      <text:p text:style-name="Standard"><text:s text:c="20"/>println!("Closing connection with client: {}", stream.peer_addr().unwrap());</text:p>
      <text:p text:style-name="Standard"><text:s text:c="20"/>break; // Exit the loop to close the connection</text:p>
      <text:p text:style-name="Standard"><text:s text:c="16"/>}</text:p>
      <text:p text:style-name="Standard"><text:soft-page-break/></text:p>
      <text:p text:style-name="Standard"><text:s text:c="16"/>// Echo the data back to the client</text:p>
      <text:p text:style-name="Standard"><text:s text:c="16"/>if let Err(e) = stream.write(&amp;buffer[..n]) {</text:p>
      <text:p text:style-name="Standard"><text:s text:c="20"/>eprintln!("Failed to write to socket: {}", e);</text:p>
      <text:p text:style-name="Standard"><text:s text:c="20"/>break;</text:p>
      <text:p text:style-name="Standard"><text:s text:c="16"/>}</text:p>
      <text:p text:style-name="Standard"><text:s text:c="12"/>}</text:p>
      <text:p text:style-name="Standard"><text:s text:c="12"/>Err(e) =&gt; {</text:p>
      <text:p text:style-name="Standard"><text:s text:c="16"/>eprintln!("Failed to read from socket: {}", e);</text:p>
      <text:p text:style-name="Standard"><text:s text:c="16"/>break;</text:p>
      <text:p text:style-name="Standard"><text:s text:c="12"/>}</text:p>
      <text:p text:style-name="Standard"><text:s text:c="8"/>}</text:p>
      <text:p text:style-name="Standard"><text:s text:c="4"/>}</text:p>
      <text:p text:style-name="Standard">}</text:p>
      <text:p text:style-name="Standard"/>
      <text:p text:style-name="Standard">fn main() -&gt; std::io::Result&lt;()&gt; {</text:p>
      <text:p text:style-name="Standard"><text:s text:c="4"/>let listener = TcpListener::bind("127.0.0.1:1111")?;</text:p>
      <text:p text:style-name="Standard"><text:s text:c="4"/>println!("Server listening on port 1111");</text:p>
      <text:p text:style-name="Standard"/>
      <text:p text:style-name="Standard"><text:s text:c="4"/>// Accept connections in a loop</text:p>
      <text:p text:style-name="Standard"><text:s text:c="4"/>for stream in listener.incoming() {</text:p>
      <text:p text:style-name="Standard"><text:s text:c="8"/>match stream {</text:p>
      <text:p text:style-name="Standard"><text:s text:c="12"/>Ok(stream) =&gt; {</text:p>
      <text:p text:style-name="Standard"><text:s text:c="16"/>println!("New connection from: {}", stream.peer_addr()?);</text:p>
      <text:p text:style-name="Standard"><text:s text:c="16"/>// Spawn a new thread to handle the connection</text:p>
      <text:p text:style-name="Standard"><text:s text:c="16"/>thread::spawn(move || {</text:p>
      <text:p text:style-name="Standard"><text:s text:c="20"/>handle_client(stream);</text:p>
      <text:p text:style-name="Standard"><text:s text:c="16"/>});</text:p>
      <text:p text:style-name="Standard"><text:s text:c="12"/>}</text:p>
      <text:p text:style-name="Standard"><text:s text:c="12"/>Err(e) =&gt; {</text:p>
      <text:p text:style-name="Standard"><text:s text:c="16"/>eprintln!("Failed to accept connection: {}", e);</text:p>
      <text:p text:style-name="Standard"><text:s text:c="12"/>}</text:p>
      <text:p text:style-name="Standard"><text:s text:c="8"/>}</text:p>
      <text:p text:style-name="Standard"><text:s text:c="4"/>}</text:p>
      <text:p text:style-name="Standard"/>
      <text:p text:style-name="Standard"><text:s text:c="4"/>Ok(())</text:p>
      <text:p text:style-name="Standard">}</text:p>
      <text:p text:style-name="Standard">```</text:p>
      <text:p text:style-name="Standard"/>
      <text:p text:style-name="Standard">---</text:p>
      <text:p text:style-name="Standard"/>
      <text:p text:style-name="Standard">### Key Changes:</text:p>
      <text:p text:style-name="Standard">1. **Password Prompt**:</text:p>
      <text:p text:style-name="Standard"><text:s text:c="3"/>- The server sends a message to the client asking for the password: `"Please send the SENHA:\n"`.</text:p>
      <text:p text:style-name="Standard">2. **Password Validation**:</text:p>
      <text:p text:style-name="Standard"><text:s text:c="3"/>- The server reads the password sent by the client and compares it with the predefined password (`"1234"`).</text:p>
      <text:p text:style-name="Standard"><text:s text:c="3"/>- If the password is correct, the server sends a success message and continues handling the client.</text:p>
      <text:p text:style-name="Standard"><text:s text:c="3"/>- If the password is incorrect, the server sends an error message and closes the connection.</text:p>
      <text:p text:style-name="Standard">3. **Main Loop**:</text:p>
      <text:p text:style-name="Standard"><text:s text:c="3"/>- After successful authentication, the server enters the main loop to handle client requests (e.g., echoing data or processing the `FECHAR` command).</text:p>
      <text:p text:style-name="Standard"><text:soft-page-break/></text:p>
      <text:p text:style-name="Standard">---</text:p>
      <text:p text:style-name="Standard"/>
      <text:p text:style-name="Standard">### Testing:</text:p>
      <text:p text:style-name="Standard">1. Start the server:</text:p>
      <text:p text:style-name="Standard"><text:s text:c="3"/>```bash</text:p>
      <text:p text:style-name="Standard"><text:s text:c="3"/>cargo run</text:p>
      <text:p text:style-name="Standard"><text:s text:c="3"/>```</text:p>
      <text:p text:style-name="Standard">2. Connect to the server using `telnet` or `netcat`:</text:p>
      <text:p text:style-name="Standard"><text:s text:c="3"/>```bash</text:p>
      <text:p text:style-name="Standard"><text:s text:c="3"/>telnet 127.0.0.1 1111</text:p>
      <text:p text:style-name="Standard"><text:s text:c="3"/>```</text:p>
      <text:p text:style-name="Standard">3. The server will prompt:</text:p>
      <text:p text:style-name="Standard"><text:s text:c="3"/>```</text:p>
      <text:p text:style-name="Standard"><text:s text:c="3"/>Please send the SENHA:</text:p>
      <text:p text:style-name="Standard"><text:s text:c="3"/>```</text:p>
      <text:p text:style-name="Standard">4. Send the password (e.g., `1234`):</text:p>
      <text:p text:style-name="Standard"><text:s text:c="3"/>```</text:p>
      <text:p text:style-name="Standard"><text:s text:c="3"/>1234</text:p>
      <text:p text:style-name="Standard"><text:s text:c="3"/>```</text:p>
      <text:p text:style-name="Standard"><text:s text:c="3"/>If the password is correct, the server will respond:</text:p>
      <text:p text:style-name="Standard"><text:s text:c="3"/>```</text:p>
      <text:p text:style-name="Standard"><text:s text:c="3"/>Password correct. You are now connected.</text:p>
      <text:p text:style-name="Standard"><text:s text:c="3"/>```</text:p>
      <text:p text:style-name="Standard">5. If the password is incorrect, the server will respond:</text:p>
      <text:p text:style-name="Standard"><text:s text:c="3"/>```</text:p>
      <text:p text:style-name="Standard"><text:s text:c="3"/>Invalid password. Closing connection.</text:p>
      <text:p text:style-name="Standard"><text:s text:c="3"/>```</text:p>
      <text:p text:style-name="Standard">6. After successful authentication, you can send messages or the `FECHAR` command to disconnect.</text:p>
      <text:p text:style-name="Standard"/>
      <text:p text:style-name="Standard">---</text:p>
      <text:p text:style-name="Standard"/>
      <text:p text:style-name="Standard">### Example Output:</text:p>
      <text:p text:style-name="Standard">#### Server Logs:</text:p>
      <text:p text:style-name="Standard">```</text:p>
      <text:p text:style-name="Standard">Server listening on port 1111</text:p>
      <text:p text:style-name="Standard">New connection from: 127.0.0.1:12345</text:p>
      <text:p text:style-name="Standard">Thread spawned for client: 127.0.0.1:12345</text:p>
      <text:p text:style-name="Standard">Client 127.0.0.1:12345 provided an incorrect password.</text:p>
      <text:p text:style-name="Standard">New connection from: 127.0.0.1:54321</text:p>
      <text:p text:style-name="Standard">Thread spawned for client: 127.0.0.1:54321</text:p>
      <text:p text:style-name="Standard">Received from 127.0.0.1:54321: Hello, server!</text:p>
      <text:p text:style-name="Standard">Received from 127.0.0.1:54321: FECHAR</text:p>
      <text:p text:style-name="Standard">Closing connection with client: 127.0.0.1:54321</text:p>
      <text:p text:style-name="Standard">Client disconnected: 127.0.0.1:54321</text:p>
      <text:p text:style-name="Standard">```</text:p>
      <text:p text:style-name="Standard"/>
      <text:p text:style-name="Standard">#### Client Interaction:</text:p>
      <text:p text:style-name="Standard">```</text:p>
      <text:p text:style-name="Standard">$ telnet 127.0.0.1 1111</text:p>
      <text:p text:style-name="Standard">Please send the SENHA:</text:p>
      <text:p text:style-name="Standard"><text:soft-page-break/>1234</text:p>
      <text:p text:style-name="Standard">Password correct. You are now connected.</text:p>
      <text:p text:style-name="Standard">Hello, server!</text:p>
      <text:p text:style-name="Standard">Hello, server!</text:p>
      <text:p text:style-name="Standard">FECHAR</text:p>
      <text:p text:style-name="Standard">Connection closed by foreign host.</text:p>
      <text:p text:style-name="Standard">```</text:p>
      <text:p text:style-name="Standard"/>
      <text:p text:style-name="Standard">---</text:p>
      <text:p text:style-name="Standard"/>
      <text:p text:style-name="Standard">Let me know if you need further modifications or enhancemen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ertainly! Below is a simple Rust TCP client that connects to the server, sends the password (`SENHA`), and then interacts with the server by sending messages or the `FECHAR` command to disconnect.</text:p>
      <text:p text:style-name="Standard"/>
      <text:p text:style-name="Standard">### Client Code:</text:p>
      <text:p text:style-name="Standard">```rust</text:p>
      <text:p text:style-name="Standard">use std::net::TcpStream;</text:p>
      <text:p text:style-name="Standard">use std::io::{self, Write, Read};</text:p>
      <text:p text:style-name="Standard">use std::thread;</text:p>
      <text:p text:style-name="Standard">use std::time::Duration;</text:p>
      <text:p text:style-name="Standard"/>
      <text:p text:style-name="Standard">fn main() -&gt; io::Result&lt;()&gt; {</text:p>
      <text:p text:style-name="Standard"><text:s text:c="4"/>// Connect to the server</text:p>
      <text:p text:style-name="Standard"><text:s text:c="4"/>let mut stream = TcpStream::connect("127.0.0.1:1111")?;</text:p>
      <text:p text:style-name="Standard"><text:s text:c="4"/>println!("Connected to server at 127.0.0.1:1111");</text:p>
      <text:p text:style-name="Standard"/>
      <text:p text:style-name="Standard"><text:s text:c="4"/>let mut buffer = [0; 512];</text:p>
      <text:p text:style-name="Standard"/>
      <text:p text:style-name="Standard"><text:s text:c="4"/>// Read the server's prompt for the password</text:p>
      <text:p text:style-name="Standard"><text:s text:c="4"/>let n = stream.read(&amp;mut buffer)?;</text:p>
      <text:p text:style-name="Standard"><text:s text:c="4"/>let prompt = String::from_utf8_lossy(&amp;buffer[..n]);</text:p>
      <text:p text:style-name="Standard"><text:s text:c="4"/>print!("{}", prompt);</text:p>
      <text:p text:style-name="Standard"><text:soft-page-break/></text:p>
      <text:p text:style-name="Standard"><text:s text:c="4"/>// Send the password to the server</text:p>
      <text:p text:style-name="Standard"><text:s text:c="4"/>let mut password = String::new();</text:p>
      <text:p text:style-name="Standard"><text:s text:c="4"/>io::stdin().read_line(&amp;mut password)?;</text:p>
      <text:p text:style-name="Standard"><text:s text:c="4"/>stream.write_all(password.trim().as_bytes())?;</text:p>
      <text:p text:style-name="Standard"/>
      <text:p text:style-name="Standard"><text:s text:c="4"/>// Read the server's response to the password</text:p>
      <text:p text:style-name="Standard"><text:s text:c="4"/>let n = stream.read(&amp;mut buffer)?;</text:p>
      <text:p text:style-name="Standard"><text:s text:c="4"/>let response = String::from_utf8_lossy(&amp;buffer[..n]);</text:p>
      <text:p text:style-name="Standard"><text:s text:c="4"/>println!("{}", response);</text:p>
      <text:p text:style-name="Standard"/>
      <text:p text:style-name="Standard"><text:s text:c="4"/>// If the password was incorrect, exit</text:p>
      <text:p text:style-name="Standard"><text:s text:c="4"/>if response.contains("Invalid password") {</text:p>
      <text:p text:style-name="Standard"><text:s text:c="8"/>return Ok(());</text:p>
      <text:p text:style-name="Standard"><text:s text:c="4"/>}</text:p>
      <text:p text:style-name="Standard"/>
      <text:p text:style-name="Standard"><text:s text:c="4"/>// Main loop to interact with the server</text:p>
      <text:p text:style-name="Standard"><text:s text:c="4"/>loop {</text:p>
      <text:p text:style-name="Standard"><text:s text:c="8"/>// Read input from the user</text:p>
      <text:p text:style-name="Standard"><text:s text:c="8"/>let mut input = String::new();</text:p>
      <text:p text:style-name="Standard"><text:s text:c="8"/>print!("Enter a message (or type FECHAR to disconnect): ");</text:p>
      <text:p text:style-name="Standard"><text:s text:c="8"/>io::stdout().flush()?; // Ensure the prompt is displayed</text:p>
      <text:p text:style-name="Standard"><text:s text:c="8"/>io::stdin().read_line(&amp;mut input)?;</text:p>
      <text:p text:style-name="Standard"/>
      <text:p text:style-name="Standard"><text:s text:c="8"/>// Send the input to the server</text:p>
      <text:p text:style-name="Standard"><text:s text:c="8"/>stream.write_all(input.trim().as_bytes())?;</text:p>
      <text:p text:style-name="Standard"/>
      <text:p text:style-name="Standard"><text:s text:c="8"/>// If the user typed "FECHAR", exit the loop</text:p>
      <text:p text:style-name="Standard"><text:s text:c="8"/>if input.trim() == "FECHAR" {</text:p>
      <text:p text:style-name="Standard"><text:s text:c="12"/>println!("Disconnecting from server...");</text:p>
      <text:p text:style-name="Standard"><text:s text:c="12"/>break;</text:p>
      <text:p text:style-name="Standard"><text:s text:c="8"/>}</text:p>
      <text:p text:style-name="Standard"/>
      <text:p text:style-name="Standard"><text:s text:c="8"/>// Read the server's response</text:p>
      <text:p text:style-name="Standard"><text:s text:c="8"/>let n = stream.read(&amp;mut buffer)?;</text:p>
      <text:p text:style-name="Standard"><text:s text:c="8"/>let response = String::from_utf8_lossy(&amp;buffer[..n]);</text:p>
      <text:p text:style-name="Standard"><text:s text:c="8"/>println!("Server response: {}", response);</text:p>
      <text:p text:style-name="Standard"><text:s text:c="4"/>}</text:p>
      <text:p text:style-name="Standard"/>
      <text:p text:style-name="Standard"><text:s text:c="4"/>Ok(())</text:p>
      <text:p text:style-name="Standard">}</text:p>
      <text:p text:style-name="Standard">```</text:p>
      <text:p text:style-name="Standard"/>
      <text:p text:style-name="Standard">---</text:p>
      <text:p text:style-name="Standard"/>
      <text:p text:style-name="Standard">### How It Works:</text:p>
      <text:p text:style-name="Standard">1. **Connect to the Server**:</text:p>
      <text:p text:style-name="Standard"><text:s text:c="3"/>- The client connects to the server at `127.0.0.1:1111`.</text:p>
      <text:p text:style-name="Standard">2. **Password Authentication**:</text:p>
      <text:p text:style-name="Standard"><text:s text:c="3"/>- The client reads the server's prompt for the password.</text:p>
      <text:p text:style-name="Standard"><text:s text:c="3"/>- The user inputs the password, and the client sends it to the server.</text:p>
      <text:p text:style-name="Standard"><text:soft-page-break/><text:s text:c="3"/>- The client reads the server's response to the password. If the password is incorrect, the client exits.</text:p>
      <text:p text:style-name="Standard">3. **Main Interaction Loop**:</text:p>
      <text:p text:style-name="Standard"><text:s text:c="3"/>- The client prompts the user to enter a message.</text:p>
      <text:p text:style-name="Standard"><text:s text:c="3"/>- The message is sent to the server.</text:p>
      <text:p text:style-name="Standard"><text:s text:c="3"/>- If the message is `FECHAR`, the client disconnects.</text:p>
      <text:p text:style-name="Standard"><text:s text:c="3"/>- Otherwise, the client waits for the server's response and prints it.</text:p>
      <text:p text:style-name="Standard"/>
      <text:p text:style-name="Standard">---</text:p>
      <text:p text:style-name="Standard"/>
      <text:p text:style-name="Standard">### Testing:</text:p>
      <text:p text:style-name="Standard">1. Start the server:</text:p>
      <text:p text:style-name="Standard"><text:s text:c="3"/>```bash</text:p>
      <text:p text:style-name="Standard"><text:s text:c="3"/>cargo run --bin server</text:p>
      <text:p text:style-name="Standard"><text:s text:c="3"/>```</text:p>
      <text:p text:style-name="Standard">2. Start the client:</text:p>
      <text:p text:style-name="Standard"><text:s text:c="3"/>```bash</text:p>
      <text:p text:style-name="Standard"><text:s text:c="3"/>cargo run --bin client</text:p>
      <text:p text:style-name="Standard"><text:s text:c="3"/>```</text:p>
      <text:p text:style-name="Standard">3. Follow the prompts:</text:p>
      <text:p text:style-name="Standard"><text:s text:c="3"/>- Enter the password (`1234`).</text:p>
      <text:p text:style-name="Standard"><text:s text:c="3"/>- Send messages to the server.</text:p>
      <text:p text:style-name="Standard"><text:s text:c="3"/>- Type `FECHAR` to disconnect.</text:p>
      <text:p text:style-name="Standard"/>
      <text:p text:style-name="Standard">---</text:p>
      <text:p text:style-name="Standard"/>
      <text:p text:style-name="Standard">### Example Interaction:</text:p>
      <text:p text:style-name="Standard">#### Server Logs:</text:p>
      <text:p text:style-name="Standard">```</text:p>
      <text:p text:style-name="Standard">Server listening on port 1111</text:p>
      <text:p text:style-name="Standard">New connection from: 127.0.0.1:54321</text:p>
      <text:p text:style-name="Standard">Thread spawned for client: 127.0.0.1:54321</text:p>
      <text:p text:style-name="Standard">Received from 127.0.0.1:54321: Hello, server!</text:p>
      <text:p text:style-name="Standard">Received from 127.0.0.1:54321: FECHAR</text:p>
      <text:p text:style-name="Standard">Closing connection with client: 127.0.0.1:54321</text:p>
      <text:p text:style-name="Standard">Client disconnected: 127.0.0.1:54321</text:p>
      <text:p text:style-name="Standard">```</text:p>
      <text:p text:style-name="Standard"/>
      <text:p text:style-name="Standard">#### Client Interaction:</text:p>
      <text:p text:style-name="Standard">```</text:p>
      <text:p text:style-name="Standard">Connected to server at 127.0.0.1:1111</text:p>
      <text:p text:style-name="Standard">Please send the SENHA:</text:p>
      <text:p text:style-name="Standard">1234</text:p>
      <text:p text:style-name="Standard">Password correct. You are now connected.</text:p>
      <text:p text:style-name="Standard">Enter a message (or type FECHAR to disconnect): Hello, server!</text:p>
      <text:p text:style-name="Standard">Server response: Hello, server!</text:p>
      <text:p text:style-name="Standard">Enter a message (or type FECHAR to disconnect): FECHAR</text:p>
      <text:p text:style-name="Standard">Disconnecting from server...</text:p>
      <text:p text:style-name="Standard">```</text:p>
      <text:p text:style-name="Standard"/>
      <text:p text:style-name="Standard">---</text:p>
      <text:p text:style-name="Standard"/>
      <text:p text:style-name="Standard"><text:soft-page-break/>### Notes:</text:p>
      <text:p text:style-name="Standard">- The client and server are designed to work together. Make sure the server is running before starting the client.</text:p>
      <text:p text:style-name="Standard">- You can compile the client and server separately using `cargo build` or run them directly with `cargo run`.</text:p>
      <text:p text:style-name="Standard">- If you want to package the client and server together, you can create a multi-binary Cargo project by placing the client and server code in separate files under `src/bin/`.</text:p>
      <text:p text:style-name="Standard"/>
      <text:p text:style-name="Standard">Let me know if you need further assistanc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o implement a list of clients that saves the client's `ID` and `IP` after successful password authentication, we can use a `Vec` to store the client data. Each client's data will be saved as a struct containing the `ID` and `IP`.</text:p>
      <text:p text:style-name="Standard"/>
      <text:p text:style-name="Standard">Here’s the updated server code with the requested functionality:</text:p>
      <text:p text:style-name="Standard"/>
      <text:p text:style-name="Standard">---</text:p>
      <text:p text:style-name="Standard"/>
      <text:p text:style-name="Standard">### Updated Server Code:</text:p>
      <text:p text:style-name="Standard">```rust</text:p>
      <text:p text:style-name="Standard">use std::net::{TcpListener, TcpStream};</text:p>
      <text:p text:style-name="Standard">use std::io::{Read, Write};</text:p>
      <text:p text:style-name="Standard">use std::thread;</text:p>
      <text:p text:style-name="Standard">use std::sync::{Arc, Mutex};</text:p>
      <text:p text:style-name="Standard"/>
      <text:p text:style-name="Standard">// Struct to store client data</text:p>
      <text:p text:style-name="Standard">#[derive(Debug, Clone)]</text:p>
      <text:p text:style-name="Standard">struct ClientData {</text:p>
      <text:p text:style-name="Standard"><text:s text:c="4"/>id: String,</text:p>
      <text:p text:style-name="Standard"><text:s text:c="4"/>ip: String,</text:p>
      <text:p text:style-name="Standard">}</text:p>
      <text:p text:style-name="Standard"/>
      <text:p text:style-name="Standard">// Function to handle client connections</text:p>
      <text:p text:style-name="Standard">fn handle_client(mut stream: TcpStream, clients: Arc&lt;Mutex&lt;Vec&lt;ClientData&gt;&gt;&gt;) {</text:p>
      <text:p text:style-name="Standard"><text:s text:c="4"/>let mut buffer = [0; 512];</text:p>
      <text:p text:style-name="Standard"><text:s text:c="4"/>let client_ip = stream.peer_addr().unwrap().to_string();</text:p>
      <text:p text:style-name="Standard"><text:s text:c="4"/>println!("Thread spawned for client: {}", client_ip);</text:p>
      <text:p text:style-name="Standard"/>
      <text:p text:style-name="Standard"><text:s text:c="4"/>// Ask the client to send the password</text:p>
      <text:p text:style-name="Standard"><text:s text:c="4"/>if let Err(e) = stream.write(b"Please send the SENHA:\n") {</text:p>
      <text:p text:style-name="Standard"><text:s text:c="8"/>eprintln!("Failed to write to socket: {}", e);</text:p>
      <text:p text:style-name="Standard"><text:s text:c="8"/>return;</text:p>
      <text:p text:style-name="Standard"><text:s text:c="4"/>}</text:p>
      <text:p text:style-name="Standard"/>
      <text:p text:style-name="Standard"><text:s text:c="4"/>// Read the password from the client</text:p>
      <text:p text:style-name="Standard"><text:s text:c="4"/>let n = match stream.read(&amp;mut buffer) {</text:p>
      <text:p text:style-name="Standard"><text:s text:c="8"/>Ok(n) =&gt; n,</text:p>
      <text:p text:style-name="Standard"><text:s text:c="8"/>Err(e) =&gt; {</text:p>
      <text:p text:style-name="Standard"><text:s text:c="12"/>eprintln!("Failed to read from socket: {}", e);</text:p>
      <text:p text:style-name="Standard"><text:s text:c="12"/>return;</text:p>
      <text:p text:style-name="Standard"><text:s text:c="8"/>}</text:p>
      <text:p text:style-name="Standard"><text:s text:c="4"/>};</text:p>
      <text:p text:style-name="Standard"/>
      <text:p text:style-name="Standard"><text:s text:c="4"/>// Convert the received data to a string and trim whitespace</text:p>
      <text:p text:style-name="Standard"><text:s text:c="4"/>let received_password = String::from_utf8_lossy(&amp;buffer[..n]).trim().to_string();</text:p>
      <text:p text:style-name="Standard"/>
      <text:p text:style-name="Standard"><text:s text:c="4"/>// Predefined password (e.g., "1234")</text:p>
      <text:p text:style-name="Standard"><text:s text:c="4"/>let correct_password = "1234";</text:p>
      <text:p text:style-name="Standard"/>
      <text:p text:style-name="Standard"><text:s text:c="4"/>// Validate the password</text:p>
      <text:p text:style-name="Standard"><text:s text:c="4"/>if received_password == correct_password {</text:p>
      <text:p text:style-name="Standard"><text:s text:c="8"/>if let Err(e) = stream.write(b"Password correct. Please send your ID:\n") {</text:p>
      <text:p text:style-name="Standard"><text:soft-page-break/><text:s text:c="12"/>eprintln!("Failed to write to socket: {}", e);</text:p>
      <text:p text:style-name="Standard"><text:s text:c="12"/>return;</text:p>
      <text:p text:style-name="Standard"><text:s text:c="8"/>}</text:p>
      <text:p text:style-name="Standard"><text:s text:c="4"/>} else {</text:p>
      <text:p text:style-name="Standard"><text:s text:c="8"/>if let Err(e) = stream.write(b"Invalid password. Closing connection.\n") {</text:p>
      <text:p text:style-name="Standard"><text:s text:c="12"/>eprintln!("Failed to write to socket: {}", e);</text:p>
      <text:p text:style-name="Standard"><text:s text:c="8"/>}</text:p>
      <text:p text:style-name="Standard"><text:s text:c="8"/>println!("Client {} provided an incorrect password.", client_ip);</text:p>
      <text:p text:style-name="Standard"><text:s text:c="8"/>return; // Close the connection</text:p>
      <text:p text:style-name="Standard"><text:s text:c="4"/>}</text:p>
      <text:p text:style-name="Standard"/>
      <text:p text:style-name="Standard"><text:s text:c="4"/>// Read the client's ID</text:p>
      <text:p text:style-name="Standard"><text:s text:c="4"/>let n = match stream.read(&amp;mut buffer) {</text:p>
      <text:p text:style-name="Standard"><text:s text:c="8"/>Ok(n) =&gt; n,</text:p>
      <text:p text:style-name="Standard"><text:s text:c="8"/>Err(e) =&gt; {</text:p>
      <text:p text:style-name="Standard"><text:s text:c="12"/>eprintln!("Failed to read from socket: {}", e);</text:p>
      <text:p text:style-name="Standard"><text:s text:c="12"/>return;</text:p>
      <text:p text:style-name="Standard"><text:s text:c="8"/>}</text:p>
      <text:p text:style-name="Standard"><text:s text:c="4"/>};</text:p>
      <text:p text:style-name="Standard"><text:s text:c="4"/>let client_id = String::from_utf8_lossy(&amp;buffer[..n]).trim().to_string();</text:p>
      <text:p text:style-name="Standard"/>
      <text:p text:style-name="Standard"><text:s text:c="4"/>// Save the client's data to the list</text:p>
      <text:p text:style-name="Standard"><text:s text:c="4"/>let client_data = ClientData {</text:p>
      <text:p text:style-name="Standard"><text:s text:c="8"/>id: client_id.clone(),</text:p>
      <text:p text:style-name="Standard"><text:s text:c="8"/>ip: client_ip.clone(),</text:p>
      <text:p text:style-name="Standard"><text:s text:c="4"/>};</text:p>
      <text:p text:style-name="Standard"><text:s text:c="4"/>clients.lock().unwrap().push(client_data);</text:p>
      <text:p text:style-name="Standard"/>
      <text:p text:style-name="Standard"><text:s text:c="4"/>println!("Client connected - ID: {}, IP: {}", client_id, client_ip);</text:p>
      <text:p text:style-name="Standard"><text:s text:c="4"/>if let Err(e) = stream.write(b"Thank you! You are now connected.\n") {</text:p>
      <text:p text:style-name="Standard"><text:s text:c="8"/>eprintln!("Failed to write to socket: {}", e);</text:p>
      <text:p text:style-name="Standard"><text:s text:c="8"/>return;</text:p>
      <text:p text:style-name="Standard"><text:s text:c="4"/>}</text:p>
      <text:p text:style-name="Standard"/>
      <text:p text:style-name="Standard"><text:s text:c="4"/>// Main loop to handle client requests</text:p>
      <text:p text:style-name="Standard"><text:s text:c="4"/>loop {</text:p>
      <text:p text:style-name="Standard"><text:s text:c="8"/>match stream.read(&amp;mut buffer) {</text:p>
      <text:p text:style-name="Standard"><text:s text:c="12"/>Ok(0) =&gt; {</text:p>
      <text:p text:style-name="Standard"><text:s text:c="16"/>// Connection was closed by the client</text:p>
      <text:p text:style-name="Standard"><text:s text:c="16"/>println!("Client disconnected: {}", client_ip);</text:p>
      <text:p text:style-name="Standard"><text:s text:c="16"/>break;</text:p>
      <text:p text:style-name="Standard"><text:s text:c="12"/>}</text:p>
      <text:p text:style-name="Standard"><text:s text:c="12"/>Ok(n) =&gt; {</text:p>
      <text:p text:style-name="Standard"><text:s text:c="16"/>// Convert the received data to a string</text:p>
      <text:p text:style-name="Standard"><text:s text:c="16"/>let received_data = String::from_utf8_lossy(&amp;buffer[..n]);</text:p>
      <text:p text:style-name="Standard"><text:s text:c="16"/>println!("Received from {} ({}): {}", client_id, client_ip, received_data);</text:p>
      <text:p text:style-name="Standard"/>
      <text:p text:style-name="Standard"><text:s text:c="16"/>// Check if the received data contains the "FECHAR" command</text:p>
      <text:p text:style-name="Standard"><text:s text:c="16"/>if received_data.trim() == "FECHAR" {</text:p>
      <text:p text:style-name="Standard"><text:s text:c="20"/>println!("Closing connection with client: {} ({})", client_id, client_ip);</text:p>
      <text:p text:style-name="Standard"><text:s text:c="20"/>break; // Exit the loop to close the connection</text:p>
      <text:p text:style-name="Standard"><text:s text:c="16"/>}</text:p>
      <text:p text:style-name="Standard"><text:soft-page-break/></text:p>
      <text:p text:style-name="Standard"><text:s text:c="16"/>// Echo the data back to the client</text:p>
      <text:p text:style-name="Standard"><text:s text:c="16"/>if let Err(e) = stream.write(&amp;buffer[..n]) {</text:p>
      <text:p text:style-name="Standard"><text:s text:c="20"/>eprintln!("Failed to write to socket: {}", e);</text:p>
      <text:p text:style-name="Standard"><text:s text:c="20"/>break;</text:p>
      <text:p text:style-name="Standard"><text:s text:c="16"/>}</text:p>
      <text:p text:style-name="Standard"><text:s text:c="12"/>}</text:p>
      <text:p text:style-name="Standard"><text:s text:c="12"/>Err(e) =&gt; {</text:p>
      <text:p text:style-name="Standard"><text:s text:c="16"/>eprintln!("Failed to read from socket: {}", e);</text:p>
      <text:p text:style-name="Standard"><text:s text:c="16"/>break;</text:p>
      <text:p text:style-name="Standard"><text:s text:c="12"/>}</text:p>
      <text:p text:style-name="Standard"><text:s text:c="8"/>}</text:p>
      <text:p text:style-name="Standard"><text:s text:c="4"/>}</text:p>
      <text:p text:style-name="Standard">}</text:p>
      <text:p text:style-name="Standard"/>
      <text:p text:style-name="Standard">fn main() -&gt; std::io::Result&lt;()&gt; {</text:p>
      <text:p text:style-name="Standard"><text:s text:c="4"/>let listener = TcpListener::bind("127.0.0.1:1111")?;</text:p>
      <text:p text:style-name="Standard"><text:s text:c="4"/>println!("Server listening on port 1111");</text:p>
      <text:p text:style-name="Standard"/>
      <text:p text:style-name="Standard"><text:s text:c="4"/>// Shared list of clients (thread-safe)</text:p>
      <text:p text:style-name="Standard"><text:s text:c="4"/>let clients = Arc::new(Mutex::new(Vec::&lt;ClientData&gt;::new()));</text:p>
      <text:p text:style-name="Standard"/>
      <text:p text:style-name="Standard"><text:s text:c="4"/>// Accept connections in a loop</text:p>
      <text:p text:style-name="Standard"><text:s text:c="4"/>for stream in listener.incoming() {</text:p>
      <text:p text:style-name="Standard"><text:s text:c="8"/>match stream {</text:p>
      <text:p text:style-name="Standard"><text:s text:c="12"/>Ok(stream) =&gt; {</text:p>
      <text:p text:style-name="Standard"><text:s text:c="16"/>let clients = Arc::clone(&amp;clients);</text:p>
      <text:p text:style-name="Standard"><text:s text:c="16"/>println!("New connection from: {}", stream.peer_addr()?);</text:p>
      <text:p text:style-name="Standard"><text:s text:c="16"/>// Spawn a new thread to handle the connection</text:p>
      <text:p text:style-name="Standard"><text:s text:c="16"/>thread::spawn(move || {</text:p>
      <text:p text:style-name="Standard"><text:s text:c="20"/>handle_client(stream, clients);</text:p>
      <text:p text:style-name="Standard"><text:s text:c="16"/>});</text:p>
      <text:p text:style-name="Standard"><text:s text:c="12"/>}</text:p>
      <text:p text:style-name="Standard"><text:s text:c="12"/>Err(e) =&gt; {</text:p>
      <text:p text:style-name="Standard"><text:s text:c="16"/>eprintln!("Failed to accept connection: {}", e);</text:p>
      <text:p text:style-name="Standard"><text:s text:c="12"/>}</text:p>
      <text:p text:style-name="Standard"><text:s text:c="8"/>}</text:p>
      <text:p text:style-name="Standard"><text:s text:c="4"/>}</text:p>
      <text:p text:style-name="Standard"/>
      <text:p text:style-name="Standard"><text:s text:c="4"/>Ok(())</text:p>
      <text:p text:style-name="Standard">}</text:p>
      <text:p text:style-name="Standard">```</text:p>
      <text:p text:style-name="Standard"/>
      <text:p text:style-name="Standard">---</text:p>
      <text:p text:style-name="Standard"/>
      <text:p text:style-name="Standard">### Key Changes:</text:p>
      <text:p text:style-name="Standard">1. **Client Data Struct**:</text:p>
      <text:p text:style-name="Standard"><text:s text:c="3"/>- A `ClientData` struct is defined to store the `ID` and `IP` of each client.</text:p>
      <text:p text:style-name="Standard"><text:s text:c="3"/>```rust</text:p>
      <text:p text:style-name="Standard"><text:s text:c="3"/>struct ClientData {</text:p>
      <text:p text:style-name="Standard"><text:s text:c="7"/>id: String,</text:p>
      <text:p text:style-name="Standard"><text:s text:c="7"/>ip: String,</text:p>
      <text:p text:style-name="Standard"><text:soft-page-break/><text:s text:c="3"/>}</text:p>
      <text:p text:style-name="Standard"><text:s text:c="3"/>```</text:p>
      <text:p text:style-name="Standard"/>
      <text:p text:style-name="Standard">2. **Shared Client List**:</text:p>
      <text:p text:style-name="Standard"><text:s text:c="3"/>- A `Vec&lt;ClientData&gt;` is used to store the list of clients.</text:p>
      <text:p text:style-name="Standard"><text:s text:c="3"/>- The list is wrapped in an `Arc&lt;Mutex&lt;...&gt;&gt;` to make it thread-safe, allowing multiple threads to access and modify it safely.</text:p>
      <text:p text:style-name="Standard"/>
      <text:p text:style-name="Standard">3. **Password Validation**:</text:p>
      <text:p text:style-name="Standard"><text:s text:c="3"/>- After successful password authentication, the server asks the client for their `ID`.</text:p>
      <text:p text:style-name="Standard"><text:s text:c="3"/>- The client's `ID` and `IP` are saved in the shared list.</text:p>
      <text:p text:style-name="Standard"/>
      <text:p text:style-name="Standard">4. **Logging**:</text:p>
      <text:p text:style-name="Standard"><text:s text:c="3"/>- The server logs the client's `ID` and `IP` when they connect.</text:p>
      <text:p text:style-name="Standard"><text:s text:c="3"/>- The server also logs the client's `ID` and `IP` when they send messages or disconnect.</text:p>
      <text:p text:style-name="Standard"/>
      <text:p text:style-name="Standard">---</text:p>
      <text:p text:style-name="Standard"/>
      <text:p text:style-name="Standard">### Testing:</text:p>
      <text:p text:style-name="Standard">1. Start the server:</text:p>
      <text:p text:style-name="Standard"><text:s text:c="3"/>```bash</text:p>
      <text:p text:style-name="Standard"><text:s text:c="3"/>cargo run</text:p>
      <text:p text:style-name="Standard"><text:s text:c="3"/>```</text:p>
      <text:p text:style-name="Standard">2. Connect to the server using the client (or `telnet`/`netcat`):</text:p>
      <text:p text:style-name="Standard"><text:s text:c="3"/>```bash</text:p>
      <text:p text:style-name="Standard"><text:s text:c="3"/>telnet 127.0.0.1 1111</text:p>
      <text:p text:style-name="Standard"><text:s text:c="3"/>```</text:p>
      <text:p text:style-name="Standard">3. Follow the prompts:</text:p>
      <text:p text:style-name="Standard"><text:s text:c="3"/>- Enter the password (`1234`).</text:p>
      <text:p text:style-name="Standard"><text:s text:c="3"/>- Enter your `ID` (e.g., `client1`).</text:p>
      <text:p text:style-name="Standard"><text:s text:c="3"/>- Send messages or type `FECHAR` to disconnect.</text:p>
      <text:p text:style-name="Standard"/>
      <text:p text:style-name="Standard">---</text:p>
      <text:p text:style-name="Standard"/>
      <text:p text:style-name="Standard">### Example Output:</text:p>
      <text:p text:style-name="Standard">#### Server Logs:</text:p>
      <text:p text:style-name="Standard">```</text:p>
      <text:p text:style-name="Standard">Server listening on port 1111</text:p>
      <text:p text:style-name="Standard">New connection from: 127.0.0.1:54321</text:p>
      <text:p text:style-name="Standard">Thread spawned for client: 127.0.0.1:54321</text:p>
      <text:p text:style-name="Standard">Client connected - ID: client1, IP: 127.0.0.1:54321</text:p>
      <text:p text:style-name="Standard">Received from client1 (127.0.0.1:54321): Hello, server!</text:p>
      <text:p text:style-name="Standard">Received from client1 (127.0.0.1:54321): FECHAR</text:p>
      <text:p text:style-name="Standard">Closing connection with client: client1 (127.0.0.1:54321)</text:p>
      <text:p text:style-name="Standard">Client disconnected: 127.0.0.1:54321</text:p>
      <text:p text:style-name="Standard">```</text:p>
      <text:p text:style-name="Standard"/>
      <text:p text:style-name="Standard">#### Client Interaction:</text:p>
      <text:p text:style-name="Standard">```</text:p>
      <text:p text:style-name="Standard">Connected to server at 127.0.0.1:1111</text:p>
      <text:p text:style-name="Standard">Please send the SENHA:</text:p>
      <text:p text:style-name="Standard">1234</text:p>
      <text:p text:style-name="Standard"><text:soft-page-break/>Password correct. Please send your ID:</text:p>
      <text:p text:style-name="Standard">client1</text:p>
      <text:p text:style-name="Standard">Thank you! You are now connected.</text:p>
      <text:p text:style-name="Standard">Hello, server!</text:p>
      <text:p text:style-name="Standard">Hello, server!</text:p>
      <text:p text:style-name="Standard">FECHAR</text:p>
      <text:p text:style-name="Standard">Connection closed by foreign host.</text:p>
      <text:p text:style-name="Standard">```</text:p>
      <text:p text:style-name="Standard"/>
      <text:p text:style-name="Standard">---</text:p>
      <text:p text:style-name="Standard"/>
      <text:p text:style-name="Standard">### Notes:</text:p>
      <text:p text:style-name="Standard">- The client list is stored in memory. If the server restarts, the list will be lost.</text:p>
      <text:p text:style-name="Standard">- You can extend this implementation to save the client list to a file or database for persistence.</text:p>
      <text:p text:style-name="Standard">- The `Arc&lt;Mutex&lt;...&gt;&gt;` ensures thread safety when multiple clients connect simultaneously.</text:p>
      <text:p text:style-name="Standard"/>
      <text:p text:style-name="Standard">Let me know if you need further enhancemen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I'm glad everything is working perfectly! 😊 Now, let's implement a function to list the connected clients. This function will iterate over the shared list of clients and print their `ID` and `IP`.</text:p>
      <text:p text:style-name="Standard"/>
      <text:p text:style-name="Standard">We'll also add a new command `LISTAR` that the server can recognize. When a client sends `LISTAR`, the server will respond with the list of connected clients.</text:p>
      <text:p text:style-name="Standard"/>
      <text:p text:style-name="Standard">---</text:p>
      <text:p text:style-name="Standard"/>
      <text:p text:style-name="Standard">### Updated Server Code:</text:p>
      <text:p text:style-name="Standard">```rust</text:p>
      <text:p text:style-name="Standard">use std::net::{TcpListener, TcpStream};</text:p>
      <text:p text:style-name="Standard">use std::io::{Read, Write};</text:p>
      <text:p text:style-name="Standard">use std::thread;</text:p>
      <text:p text:style-name="Standard">use std::sync::{Arc, Mutex};</text:p>
      <text:p text:style-name="Standard"/>
      <text:p text:style-name="Standard">// Struct to store client data</text:p>
      <text:p text:style-name="Standard">#[derive(Debug, Clone)]</text:p>
      <text:p text:style-name="Standard">struct ClientData {</text:p>
      <text:p text:style-name="Standard"><text:s text:c="4"/>id: String,</text:p>
      <text:p text:style-name="Standard"><text:s text:c="4"/>ip: String,</text:p>
      <text:p text:style-name="Standard">}</text:p>
      <text:p text:style-name="Standard"/>
      <text:p text:style-name="Standard">// Function to handle client connections</text:p>
      <text:p text:style-name="Standard">fn handle_client(mut stream: TcpStream, clients: Arc&lt;Mutex&lt;Vec&lt;ClientData&gt;&gt;&gt;) {</text:p>
      <text:p text:style-name="Standard"><text:s text:c="4"/>let mut buffer = [0; 512];</text:p>
      <text:p text:style-name="Standard"><text:s text:c="4"/>let client_ip = stream.peer_addr().unwrap().to_string();</text:p>
      <text:p text:style-name="Standard"><text:s text:c="4"/>println!("Thread spawned for client: {}", client_ip);</text:p>
      <text:p text:style-name="Standard"/>
      <text:p text:style-name="Standard"><text:s text:c="4"/>// Ask the client to send the password</text:p>
      <text:p text:style-name="Standard"><text:s text:c="4"/>if let Err(e) = stream.write(b"Please send the SENHA:\n") {</text:p>
      <text:p text:style-name="Standard"><text:s text:c="8"/>eprintln!("Failed to write to socket: {}", e);</text:p>
      <text:p text:style-name="Standard"><text:s text:c="8"/>return;</text:p>
      <text:p text:style-name="Standard"><text:s text:c="4"/>}</text:p>
      <text:p text:style-name="Standard"/>
      <text:p text:style-name="Standard"><text:s text:c="4"/>// Read the password from the client</text:p>
      <text:p text:style-name="Standard"><text:s text:c="4"/>let n = match stream.read(&amp;mut buffer) {</text:p>
      <text:p text:style-name="Standard"><text:s text:c="8"/>Ok(n) =&gt; n,</text:p>
      <text:p text:style-name="Standard"><text:s text:c="8"/>Err(e) =&gt; {</text:p>
      <text:p text:style-name="Standard"><text:s text:c="12"/>eprintln!("Failed to read from socket: {}", e);</text:p>
      <text:p text:style-name="Standard"><text:s text:c="12"/>return;</text:p>
      <text:p text:style-name="Standard"><text:s text:c="8"/>}</text:p>
      <text:p text:style-name="Standard"><text:s text:c="4"/>};</text:p>
      <text:p text:style-name="Standard"/>
      <text:p text:style-name="Standard"><text:s text:c="4"/>// Convert the received data to a string and trim whitespace</text:p>
      <text:p text:style-name="Standard"><text:s text:c="4"/>let received_password = String::from_utf8_lossy(&amp;buffer[..n]).trim().to_string();</text:p>
      <text:p text:style-name="Standard"/>
      <text:p text:style-name="Standard"><text:s text:c="4"/>// Predefined password (e.g., "1234")</text:p>
      <text:p text:style-name="Standard"><text:s text:c="4"/>let correct_password = "1234";</text:p>
      <text:p text:style-name="Standard"/>
      <text:p text:style-name="Standard"><text:s text:c="4"/>// Validate the password</text:p>
      <text:p text:style-name="Standard"><text:s text:c="4"/>if received_password == correct_password {</text:p>
      <text:p text:style-name="Standard"><text:s text:c="8"/>if let Err(e) = stream.write(b"Password correct. Please send your ID:\n") {</text:p>
      <text:p text:style-name="Standard"><text:soft-page-break/><text:s text:c="12"/>eprintln!("Failed to write to socket: {}", e);</text:p>
      <text:p text:style-name="Standard"><text:s text:c="12"/>return;</text:p>
      <text:p text:style-name="Standard"><text:s text:c="8"/>}</text:p>
      <text:p text:style-name="Standard"><text:s text:c="4"/>} else {</text:p>
      <text:p text:style-name="Standard"><text:s text:c="8"/>if let Err(e) = stream.write(b"Invalid password. Closing connection.\n") {</text:p>
      <text:p text:style-name="Standard"><text:s text:c="12"/>eprintln!("Failed to write to socket: {}", e);</text:p>
      <text:p text:style-name="Standard"><text:s text:c="8"/>}</text:p>
      <text:p text:style-name="Standard"><text:s text:c="8"/>println!("Client {} provided an incorrect password.", client_ip);</text:p>
      <text:p text:style-name="Standard"><text:s text:c="8"/>return; // Close the connection</text:p>
      <text:p text:style-name="Standard"><text:s text:c="4"/>}</text:p>
      <text:p text:style-name="Standard"/>
      <text:p text:style-name="Standard"><text:s text:c="4"/>// Read the client's ID</text:p>
      <text:p text:style-name="Standard"><text:s text:c="4"/>let n = match stream.read(&amp;mut buffer) {</text:p>
      <text:p text:style-name="Standard"><text:s text:c="8"/>Ok(n) =&gt; n,</text:p>
      <text:p text:style-name="Standard"><text:s text:c="8"/>Err(e) =&gt; {</text:p>
      <text:p text:style-name="Standard"><text:s text:c="12"/>eprintln!("Failed to read from socket: {}", e);</text:p>
      <text:p text:style-name="Standard"><text:s text:c="12"/>return;</text:p>
      <text:p text:style-name="Standard"><text:s text:c="8"/>}</text:p>
      <text:p text:style-name="Standard"><text:s text:c="4"/>};</text:p>
      <text:p text:style-name="Standard"><text:s text:c="4"/>let client_id = String::from_utf8_lossy(&amp;buffer[..n]).trim().to_string();</text:p>
      <text:p text:style-name="Standard"/>
      <text:p text:style-name="Standard"><text:s text:c="4"/>// Save the client's data to the list</text:p>
      <text:p text:style-name="Standard"><text:s text:c="4"/>let client_data = ClientData {</text:p>
      <text:p text:style-name="Standard"><text:s text:c="8"/>id: client_id.clone(),</text:p>
      <text:p text:style-name="Standard"><text:s text:c="8"/>ip: client_ip.clone(),</text:p>
      <text:p text:style-name="Standard"><text:s text:c="4"/>};</text:p>
      <text:p text:style-name="Standard"><text:s text:c="4"/>clients.lock().unwrap().push(client_data);</text:p>
      <text:p text:style-name="Standard"/>
      <text:p text:style-name="Standard"><text:s text:c="4"/>println!("Client connected - ID: {}, IP: {}", client_id, client_ip);</text:p>
      <text:p text:style-name="Standard"><text:s text:c="4"/>if let Err(e) = stream.write(b"Thank you! You are now connected.\n") {</text:p>
      <text:p text:style-name="Standard"><text:s text:c="8"/>eprintln!("Failed to write to socket: {}", e);</text:p>
      <text:p text:style-name="Standard"><text:s text:c="8"/>return;</text:p>
      <text:p text:style-name="Standard"><text:s text:c="4"/>}</text:p>
      <text:p text:style-name="Standard"/>
      <text:p text:style-name="Standard"><text:s text:c="4"/>// Main loop to handle client requests</text:p>
      <text:p text:style-name="Standard"><text:s text:c="4"/>loop {</text:p>
      <text:p text:style-name="Standard"><text:s text:c="8"/>match stream.read(&amp;mut buffer) {</text:p>
      <text:p text:style-name="Standard"><text:s text:c="12"/>Ok(0) =&gt; {</text:p>
      <text:p text:style-name="Standard"><text:s text:c="16"/>// Connection was closed by the client</text:p>
      <text:p text:style-name="Standard"><text:s text:c="16"/>println!("Client disconnected: {}", client_ip);</text:p>
      <text:p text:style-name="Standard"><text:s text:c="16"/>break;</text:p>
      <text:p text:style-name="Standard"><text:s text:c="12"/>}</text:p>
      <text:p text:style-name="Standard"><text:s text:c="12"/>Ok(n) =&gt; {</text:p>
      <text:p text:style-name="Standard"><text:s text:c="16"/>// Convert the received data to a string</text:p>
      <text:p text:style-name="Standard"><text:s text:c="16"/>let received_data = String::from_utf8_lossy(&amp;buffer[..n]).trim().to_string();</text:p>
      <text:p text:style-name="Standard"><text:s text:c="16"/>println!("Received from {} ({}): {}", client_id, client_ip, received_data);</text:p>
      <text:p text:style-name="Standard"/>
      <text:p text:style-name="Standard"><text:s text:c="16"/>// Handle the LISTAR command</text:p>
      <text:p text:style-name="Standard"><text:s text:c="16"/>if received_data == "LISTAR" {</text:p>
      <text:p text:style-name="Standard"><text:s text:c="20"/>let clients_list = list_connected_clients(&amp;clients);</text:p>
      <text:p text:style-name="Standard"><text:s text:c="20"/>if let Err(e) = stream.write(clients_list.as_bytes()) {</text:p>
      <text:p text:style-name="Standard"><text:s text:c="24"/>eprintln!("Failed to write to socket: {}", e);</text:p>
      <text:p text:style-name="Standard"><text:soft-page-break/><text:s text:c="24"/>break;</text:p>
      <text:p text:style-name="Standard"><text:s text:c="20"/>}</text:p>
      <text:p text:style-name="Standard"><text:s text:c="20"/>continue;</text:p>
      <text:p text:style-name="Standard"><text:s text:c="16"/>}</text:p>
      <text:p text:style-name="Standard"/>
      <text:p text:style-name="Standard"><text:s text:c="16"/>// Check if the received data contains the "FECHAR" command</text:p>
      <text:p text:style-name="Standard"><text:s text:c="16"/>if received_data == "FECHAR" {</text:p>
      <text:p text:style-name="Standard"><text:s text:c="20"/>println!("Closing connection with client: {} ({})", client_id, client_ip);</text:p>
      <text:p text:style-name="Standard"><text:s text:c="20"/>break; // Exit the loop to close the connection</text:p>
      <text:p text:style-name="Standard"><text:s text:c="16"/>}</text:p>
      <text:p text:style-name="Standard"/>
      <text:p text:style-name="Standard"><text:s text:c="16"/>// Echo the data back to the client</text:p>
      <text:p text:style-name="Standard"><text:s text:c="16"/>if let Err(e) = stream.write(&amp;buffer[..n]) {</text:p>
      <text:p text:style-name="Standard"><text:s text:c="20"/>eprintln!("Failed to write to socket: {}", e);</text:p>
      <text:p text:style-name="Standard"><text:s text:c="20"/>break;</text:p>
      <text:p text:style-name="Standard"><text:s text:c="16"/>}</text:p>
      <text:p text:style-name="Standard"><text:s text:c="12"/>}</text:p>
      <text:p text:style-name="Standard"><text:s text:c="12"/>Err(e) =&gt; {</text:p>
      <text:p text:style-name="Standard"><text:s text:c="16"/>eprintln!("Failed to read from socket: {}", e);</text:p>
      <text:p text:style-name="Standard"><text:s text:c="16"/>break;</text:p>
      <text:p text:style-name="Standard"><text:s text:c="12"/>}</text:p>
      <text:p text:style-name="Standard"><text:s text:c="8"/>}</text:p>
      <text:p text:style-name="Standard"><text:s text:c="4"/>}</text:p>
      <text:p text:style-name="Standard">}</text:p>
      <text:p text:style-name="Standard"/>
      <text:p text:style-name="Standard">// Function to list connected clients</text:p>
      <text:p text:style-name="Standard">fn list_connected_clients(clients: &amp;Arc&lt;Mutex&lt;Vec&lt;ClientData&gt;&gt;&gt;) -&gt; String {</text:p>
      <text:p text:style-name="Standard"><text:s text:c="4"/>let clients = clients.lock().unwrap();</text:p>
      <text:p text:style-name="Standard"><text:s text:c="4"/>if clients.is_empty() {</text:p>
      <text:p text:style-name="Standard"><text:s text:c="8"/>return "No clients connected.\n".to_string();</text:p>
      <text:p text:style-name="Standard"><text:s text:c="4"/>}</text:p>
      <text:p text:style-name="Standard"/>
      <text:p text:style-name="Standard"><text:s text:c="4"/>let mut result = String::from("Connected clients:\n");</text:p>
      <text:p text:style-name="Standard"><text:s text:c="4"/>for client in clients.iter() {</text:p>
      <text:p text:style-name="Standard"><text:s text:c="8"/>result.push_str(&amp;format!("ID: {}, IP: {}\n", client.id, client.ip));</text:p>
      <text:p text:style-name="Standard"><text:s text:c="4"/>}</text:p>
      <text:p text:style-name="Standard"><text:s text:c="4"/>result</text:p>
      <text:p text:style-name="Standard">}</text:p>
      <text:p text:style-name="Standard"/>
      <text:p text:style-name="Standard">fn main() -&gt; std::io::Result&lt;()&gt; {</text:p>
      <text:p text:style-name="Standard"><text:s text:c="4"/>let listener = TcpListener::bind("127.0.0.1:1111")?;</text:p>
      <text:p text:style-name="Standard"><text:s text:c="4"/>println!("Server listening on port 1111");</text:p>
      <text:p text:style-name="Standard"/>
      <text:p text:style-name="Standard"><text:s text:c="4"/>// Shared list of clients (thread-safe)</text:p>
      <text:p text:style-name="Standard"><text:s text:c="4"/>let clients = Arc::new(Mutex::new(Vec::&lt;ClientData&gt;::new()));</text:p>
      <text:p text:style-name="Standard"/>
      <text:p text:style-name="Standard"><text:s text:c="4"/>// Accept connections in a loop</text:p>
      <text:p text:style-name="Standard"><text:s text:c="4"/>for stream in listener.incoming() {</text:p>
      <text:p text:style-name="Standard"><text:s text:c="8"/>match stream {</text:p>
      <text:p text:style-name="Standard"><text:s text:c="12"/>Ok(stream) =&gt; {</text:p>
      <text:p text:style-name="Standard"><text:s text:c="16"/>let clients = Arc::clone(&amp;clients);</text:p>
      <text:p text:style-name="Standard"><text:s text:c="16"/>println!("New connection from: {}", stream.peer_addr()?);</text:p>
      <text:p text:style-name="Standard"><text:soft-page-break/><text:s text:c="16"/>// Spawn a new thread to handle the connection</text:p>
      <text:p text:style-name="Standard"><text:s text:c="16"/>thread::spawn(move || {</text:p>
      <text:p text:style-name="Standard"><text:s text:c="20"/>handle_client(stream, clients);</text:p>
      <text:p text:style-name="Standard"><text:s text:c="16"/>});</text:p>
      <text:p text:style-name="Standard"><text:s text:c="12"/>}</text:p>
      <text:p text:style-name="Standard"><text:s text:c="12"/>Err(e) =&gt; {</text:p>
      <text:p text:style-name="Standard"><text:s text:c="16"/>eprintln!("Failed to accept connection: {}", e);</text:p>
      <text:p text:style-name="Standard"><text:s text:c="12"/>}</text:p>
      <text:p text:style-name="Standard"><text:s text:c="8"/>}</text:p>
      <text:p text:style-name="Standard"><text:s text:c="4"/>}</text:p>
      <text:p text:style-name="Standard"/>
      <text:p text:style-name="Standard"><text:s text:c="4"/>Ok(())</text:p>
      <text:p text:style-name="Standard">}</text:p>
      <text:p text:style-name="Standard">```</text:p>
      <text:p text:style-name="Standard"/>
      <text:p text:style-name="Standard">---</text:p>
      <text:p text:style-name="Standard"/>
      <text:p text:style-name="Standard">### Key Changes:</text:p>
      <text:p text:style-name="Standard">1. **`LISTAR` Command**:</text:p>
      <text:p text:style-name="Standard"><text:s text:c="3"/>- When a client sends `LISTAR`, the server calls the `list_connected_clients` function to generate a list of connected clients.</text:p>
      <text:p text:style-name="Standard"><text:s text:c="3"/>- The list is sent back to the client as a string.</text:p>
      <text:p text:style-name="Standard"/>
      <text:p text:style-name="Standard">2. **`list_connected_clients` Function**:</text:p>
      <text:p text:style-name="Standard"><text:s text:c="3"/>- This function iterates over the shared list of clients and formats their `ID` and `IP` into a string.</text:p>
      <text:p text:style-name="Standard"><text:s text:c="3"/>- If no clients are connected, it returns a message indicating that.</text:p>
      <text:p text:style-name="Standard"/>
      <text:p text:style-name="Standard">3. **Client Interaction**:</text:p>
      <text:p text:style-name="Standard"><text:s text:c="3"/>- After connecting and authenticating, a client can send `LISTAR` to get the list of connected clients.</text:p>
      <text:p text:style-name="Standard"/>
      <text:p text:style-name="Standard">---</text:p>
      <text:p text:style-name="Standard"/>
      <text:p text:style-name="Standard">### Testing:</text:p>
      <text:p text:style-name="Standard">1. Start the server:</text:p>
      <text:p text:style-name="Standard"><text:s text:c="3"/>```bash</text:p>
      <text:p text:style-name="Standard"><text:s text:c="3"/>cargo run</text:p>
      <text:p text:style-name="Standard"><text:s text:c="3"/>```</text:p>
      <text:p text:style-name="Standard">2. Connect multiple clients using `telnet` or the client program:</text:p>
      <text:p text:style-name="Standard"><text:s text:c="3"/>```bash</text:p>
      <text:p text:style-name="Standard"><text:s text:c="3"/>telnet 127.0.0.1 1111</text:p>
      <text:p text:style-name="Standard"><text:s text:c="3"/>```</text:p>
      <text:p text:style-name="Standard">3. Authenticate and send the `LISTAR` command:</text:p>
      <text:p text:style-name="Standard"><text:s text:c="3"/>```</text:p>
      <text:p text:style-name="Standard"><text:s text:c="3"/>LISTAR</text:p>
      <text:p text:style-name="Standard"><text:s text:c="3"/>```</text:p>
      <text:p text:style-name="Standard">4. The server will respond with a list of connected clients.</text:p>
      <text:p text:style-name="Standard"/>
      <text:p text:style-name="Standard">---</text:p>
      <text:p text:style-name="Standard"/>
      <text:p text:style-name="Standard">### Example Output:</text:p>
      <text:p text:style-name="Standard">#### Server Logs:</text:p>
      <text:p text:style-name="Standard"><text:soft-page-break/>```</text:p>
      <text:p text:style-name="Standard">Server listening on port 1111</text:p>
      <text:p text:style-name="Standard">New connection from: 127.0.0.1:54321</text:p>
      <text:p text:style-name="Standard">Thread spawned for client: 127.0.0.1:54321</text:p>
      <text:p text:style-name="Standard">Client connected - ID: client1, IP: 127.0.0.1:54321</text:p>
      <text:p text:style-name="Standard">New connection from: 127.0.0.1:54322</text:p>
      <text:p text:style-name="Standard">Thread spawned for client: 127.0.0.1:54322</text:p>
      <text:p text:style-name="Standard">Client connected - ID: client2, IP: 127.0.0.1:54322</text:p>
      <text:p text:style-name="Standard">Received from client1 (127.0.0.1:54321): LISTAR</text:p>
      <text:p text:style-name="Standard">Received from client2 (127.0.0.1:54322): LISTAR</text:p>
      <text:p text:style-name="Standard">```</text:p>
      <text:p text:style-name="Standard"/>
      <text:p text:style-name="Standard">#### Client Interaction:</text:p>
      <text:p text:style-name="Standard">```</text:p>
      <text:p text:style-name="Standard">Connected to server at 127.0.0.1:1111</text:p>
      <text:p text:style-name="Standard">Please send the SENHA:</text:p>
      <text:p text:style-name="Standard">1234</text:p>
      <text:p text:style-name="Standard">Password correct. Please send your ID:</text:p>
      <text:p text:style-name="Standard">client1</text:p>
      <text:p text:style-name="Standard">Thank you! You are now connected.</text:p>
      <text:p text:style-name="Standard">LISTAR</text:p>
      <text:p text:style-name="Standard">Connected clients:</text:p>
      <text:p text:style-name="Standard">ID: client1, IP: 127.0.0.1:54321</text:p>
      <text:p text:style-name="Standard">ID: client2, IP: 127.0.0.1:54322</text:p>
      <text:p text:style-name="Standard">FECHAR</text:p>
      <text:p text:style-name="Standard">Connection closed by foreign host.</text:p>
      <text:p text:style-name="Standard">```</text:p>
      <text:p text:style-name="Standard"/>
      <text:p text:style-name="Standard">---</text:p>
      <text:p text:style-name="Standard"/>
      <text:p text:style-name="Standard">### Notes:</text:p>
      <text:p text:style-name="Standard">- The `LISTAR` command works in real-time, so it will always show the current list of connected clients.</text:p>
      <text:p text:style-name="Standard">- You can extend this functionality further, such as saving the client list to a file or adding more commands.</text:p>
      <text:p text:style-name="Standard"/>
      <text:p text:style-name="Standard">Let me know if you need additional features or enhancemen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hank you so much for your kind words! 😊 I'm thrilled that you're happy with the implementation. It's always a pleasure to help with such fun and interesting projects!</text:p>
      <text:p text:style-name="Standard"/>
      <text:p text:style-name="Standard">Since the `LISTAR` command is already working, let's recap what we've achieved so far:</text:p>
      <text:p text:style-name="Standard"/>
      <text:p text:style-name="Standard">1. **Password Authentication**:</text:p>
      <text:p text:style-name="Standard"><text:s text:c="3"/>- Clients must provide the correct password (`1234`) to connect.</text:p>
      <text:p text:style-name="Standard">2. **Client Data Collection**:</text:p>
      <text:p text:style-name="Standard"><text:s text:c="3"/>- After authentication, clients provide their `ID`, which is saved along with their `IP` in a shared list.</text:p>
      <text:p text:style-name="Standard">3. **List Connected Clients**:</text:p>
      <text:p text:style-name="Standard"><text:s text:c="3"/>- Clients can send the `LISTAR` command to retrieve the list of connected clients.</text:p>
      <text:p text:style-name="Standard">4. **Disconnect Command**:</text:p>
      <text:p text:style-name="Standard"><text:s text:c="3"/>- Clients can send the `FECHAR` command to disconnect gracefully.</text:p>
      <text:p text:style-name="Standard"/>
      <text:p text:style-name="Standard">---</text:p>
      <text:p text:style-name="Standard"/>
      <text:p text:style-name="Standard">### Next Steps (Optional Enhancements):</text:p>
      <text:p text:style-name="Standard">If you'd like to extend the functionality further, here are some ideas:</text:p>
      <text:p text:style-name="Standard"/>
      <text:p text:style-name="Standard">1. **Remove Disconnected Clients**:</text:p>
      <text:p text:style-name="Standard"><text:s text:c="3"/>- When a client disconnects (e.g., by sending `FECHAR`), remove them from the shared list of clients.</text:p>
      <text:p text:style-name="Standard"/>
      <text:p text:style-name="Standard">2. **Admin Commands**:</text:p>
      <text:p text:style-name="Standard"><text:s text:c="3"/>- Implement an admin client that can send commands to kick or ban other clients.</text:p>
      <text:p text:style-name="Standard"/>
      <text:p text:style-name="Standard">3. **Persistent Storage**:</text:p>
      <text:p text:style-name="Standard"><text:s text:c="3"/>- Save the list of connected clients to a file or database so it persists after the server restarts.</text:p>
      <text:p text:style-name="Standard"/>
      <text:p text:style-name="Standard">4. **Broadcast Messages**:</text:p>
      <text:p text:style-name="Standard"><text:s text:c="3"/>- Allow clients to send broadcast messages to all connected clients.</text:p>
      <text:p text:style-name="Standard"/>
      <text:p text:style-name="Standard">5. **Client Timeout**:</text:p>
      <text:p text:style-name="Standard"><text:s text:c="3"/>- Automatically disconnect clients that are inactive for a certain period.</text:p>
      <text:p text:style-name="Standard"/>
      <text:p text:style-name="Standard">---</text:p>
      <text:p text:style-name="Standard"/>
      <text:p text:style-name="Standard">### Example: Removing Disconnected Clients</text:p>
      <text:p text:style-name="Standard">Here’s how you can modify the code to remove disconnected clients from the list:</text:p>
      <text:p text:style-name="Standard"/>
      <text:p text:style-name="Standard">#### Updated `handle_client` Function:</text:p>
      <text:p text:style-name="Standard">```rust</text:p>
      <text:p text:style-name="Standard">// Main loop to handle client requests</text:p>
      <text:p text:style-name="Standard">loop {</text:p>
      <text:p text:style-name="Standard"><text:s text:c="4"/>match stream.read(&amp;mut buffer) {</text:p>
      <text:p text:style-name="Standard"><text:s text:c="8"/>Ok(0) =&gt; {</text:p>
      <text:p text:style-name="Standard"><text:s text:c="12"/>// Connection was closed by the client</text:p>
      <text:p text:style-name="Standard"><text:s text:c="12"/>println!("Client disconnected: {}", client_ip);</text:p>
      <text:p text:style-name="Standard"><text:s text:c="12"/>// Remove the client from the list</text:p>
      <text:p text:style-name="Standard"><text:s text:c="12"/>clients.lock().unwrap().retain(|c| c.ip != client_ip);</text:p>
      <text:p text:style-name="Standard"><text:soft-page-break/><text:s text:c="12"/>break;</text:p>
      <text:p text:style-name="Standard"><text:s text:c="8"/>}</text:p>
      <text:p text:style-name="Standard"><text:s text:c="8"/>Ok(n) =&gt; {</text:p>
      <text:p text:style-name="Standard"><text:s text:c="12"/>// Convert the received data to a string</text:p>
      <text:p text:style-name="Standard"><text:s text:c="12"/>let received_data = String::from_utf8_lossy(&amp;buffer[..n]).trim().to_string();</text:p>
      <text:p text:style-name="Standard"><text:s text:c="12"/>println!("Received from {} ({}): {}", client_id, client_ip, received_data);</text:p>
      <text:p text:style-name="Standard"/>
      <text:p text:style-name="Standard"><text:s text:c="12"/>// Handle the LISTAR command</text:p>
      <text:p text:style-name="Standard"><text:s text:c="12"/>if received_data == "LISTAR" {</text:p>
      <text:p text:style-name="Standard"><text:s text:c="16"/>let clients_list = list_connected_clients(&amp;clients);</text:p>
      <text:p text:style-name="Standard"><text:s text:c="16"/>if let Err(e) = stream.write(clients_list.as_bytes()) {</text:p>
      <text:p text:style-name="Standard"><text:s text:c="20"/>eprintln!("Failed to write to socket: {}", e);</text:p>
      <text:p text:style-name="Standard"><text:s text:c="20"/>break;</text:p>
      <text:p text:style-name="Standard"><text:s text:c="16"/>}</text:p>
      <text:p text:style-name="Standard"><text:s text:c="16"/>continue;</text:p>
      <text:p text:style-name="Standard"><text:s text:c="12"/>}</text:p>
      <text:p text:style-name="Standard"/>
      <text:p text:style-name="Standard"><text:s text:c="12"/>// Check if the received data contains the "FECHAR" command</text:p>
      <text:p text:style-name="Standard"><text:s text:c="12"/>if received_data == "FECHAR" {</text:p>
      <text:p text:style-name="Standard"><text:s text:c="16"/>println!("Closing connection with client: {} ({})", client_id, client_ip);</text:p>
      <text:p text:style-name="Standard"><text:s text:c="16"/>// Remove the client from the list</text:p>
      <text:p text:style-name="Standard"><text:s text:c="16"/>clients.lock().unwrap().retain(|c| c.ip != client_ip);</text:p>
      <text:p text:style-name="Standard"><text:s text:c="16"/>break; // Exit the loop to close the connection</text:p>
      <text:p text:style-name="Standard"><text:s text:c="12"/>}</text:p>
      <text:p text:style-name="Standard"/>
      <text:p text:style-name="Standard"><text:s text:c="12"/>// Echo the data back to the client</text:p>
      <text:p text:style-name="Standard"><text:s text:c="12"/>if let Err(e) = stream.write(&amp;buffer[..n]) {</text:p>
      <text:p text:style-name="Standard"><text:s text:c="16"/>eprintln!("Failed to write to socket: {}", e);</text:p>
      <text:p text:style-name="Standard"><text:s text:c="16"/>break;</text:p>
      <text:p text:style-name="Standard"><text:s text:c="12"/>}</text:p>
      <text:p text:style-name="Standard"><text:s text:c="8"/>}</text:p>
      <text:p text:style-name="Standard"><text:s text:c="8"/>Err(e) =&gt; {</text:p>
      <text:p text:style-name="Standard"><text:s text:c="12"/>eprintln!("Failed to read from socket: {}", e);</text:p>
      <text:p text:style-name="Standard"><text:s text:c="12"/>break;</text:p>
      <text:p text:style-name="Standard"><text:s text:c="8"/>}</text:p>
      <text:p text:style-name="Standard"><text:s text:c="4"/>}</text:p>
      <text:p text:style-name="Standard">}</text:p>
      <text:p text:style-name="Standard">```</text:p>
      <text:p text:style-name="Standard"/>
      <text:p text:style-name="Standard">---</text:p>
      <text:p text:style-name="Standard"/>
      <text:p text:style-name="Standard">### Example Output with Disconnected Clients Removed:</text:p>
      <text:p text:style-name="Standard">#### Server Logs:</text:p>
      <text:p text:style-name="Standard">```</text:p>
      <text:p text:style-name="Standard">Server listening on port 1111</text:p>
      <text:p text:style-name="Standard">New connection from: 127.0.0.1:54321</text:p>
      <text:p text:style-name="Standard">Thread spawned for client: 127.0.0.1:54321</text:p>
      <text:p text:style-name="Standard">Client connected - ID: client1, IP: 127.0.0.1:54321</text:p>
      <text:p text:style-name="Standard">New connection from: 127.0.0.1:54322</text:p>
      <text:p text:style-name="Standard">Thread spawned for client: 127.0.0.1:54322</text:p>
      <text:p text:style-name="Standard">Client connected - ID: client2, IP: 127.0.0.1:54322</text:p>
      <text:p text:style-name="Standard">Received from client1 (127.0.0.1:54321): LISTAR</text:p>
      <text:p text:style-name="Standard"><text:soft-page-break/>Received from client2 (127.0.0.1:54322): FECHAR</text:p>
      <text:p text:style-name="Standard">Closing connection with client: client2 (127.0.0.1:54322)</text:p>
      <text:p text:style-name="Standard">Client disconnected: 127.0.0.1:54322</text:p>
      <text:p text:style-name="Standard">Received from client1 (127.0.0.1:54321): LISTAR</text:p>
      <text:p text:style-name="Standard">```</text:p>
      <text:p text:style-name="Standard"/>
      <text:p text:style-name="Standard">#### Client Interaction:</text:p>
      <text:p text:style-name="Standard">```</text:p>
      <text:p text:style-name="Standard">Connected to server at 127.0.0.1:1111</text:p>
      <text:p text:style-name="Standard">Please send the SENHA:</text:p>
      <text:p text:style-name="Standard">1234</text:p>
      <text:p text:style-name="Standard">Password correct. Please send your ID:</text:p>
      <text:p text:style-name="Standard">client1</text:p>
      <text:p text:style-name="Standard">Thank you! You are now connected.</text:p>
      <text:p text:style-name="Standard">LISTAR</text:p>
      <text:p text:style-name="Standard">Connected clients:</text:p>
      <text:p text:style-name="Standard">ID: client1, IP: 127.0.0.1:54321</text:p>
      <text:p text:style-name="Standard">ID: client2, IP: 127.0.0.1:54322</text:p>
      <text:p text:style-name="Standard">LISTAR</text:p>
      <text:p text:style-name="Standard">Connected clients:</text:p>
      <text:p text:style-name="Standard">ID: client1, IP: 127.0.0.1:54321</text:p>
      <text:p text:style-name="Standard">FECHAR</text:p>
      <text:p text:style-name="Standard">Connection closed by foreign host.</text:p>
      <text:p text:style-name="Standard">```</text:p>
      <text:p text:style-name="Standard"/>
      <text:p text:style-name="Standard">---</text:p>
      <text:p text:style-name="Standard"/>
      <text:p text:style-name="Standard">Let me know if you'd like to implement any of the optional enhancements or if you have other ideas in mind!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Certainly! To add a `status` field to the `ClientData` struct and update it to `active` when a client connects and `inactive` when they disconnect, we can make the following changes:</text:p>
      <text:p text:style-name="Standard"/>
      <text:p text:style-name="Standard">---</text:p>
      <text:p text:style-name="Standard"/>
      <text:p text:style-name="Standard">### Updated Code:</text:p>
      <text:p text:style-name="Standard"/>
      <text:p text:style-name="Standard">#### 1. Modify the `ClientData` Struct:</text:p>
      <text:p text:style-name="Standard">Add a `status` field to track whether the client is active or inactive.</text:p>
      <text:p text:style-name="Standard"/>
      <text:p text:style-name="Standard">```rust</text:p>
      <text:p text:style-name="Standard">#[derive(Debug, Clone)]</text:p>
      <text:p text:style-name="Standard">struct ClientData {</text:p>
      <text:p text:style-name="Standard"><text:s text:c="4"/>id: String,</text:p>
      <text:p text:style-name="Standard"><text:s text:c="4"/>ip: String,</text:p>
      <text:p text:style-name="Standard"><text:s text:c="4"/>status: String, // "active" or "inactive"</text:p>
      <text:p text:style-name="Standard">}</text:p>
      <text:p text:style-name="Standard">```</text:p>
      <text:p text:style-name="Standard"/>
      <text:p text:style-name="Standard">#### 2. Update the `handle_client` Function:</text:p>
      <text:p text:style-name="Standard">- Set the `status` to `"active"` when the client connects.</text:p>
      <text:p text:style-name="Standard">- Set the `status` to `"inactive"` when the client disconnects.</text:p>
      <text:p text:style-name="Standard"/>
      <text:p text:style-name="Standard">```rust</text:p>
      <text:p text:style-name="Standard">fn handle_client(mut stream: TcpStream, clients: Arc&lt;Mutex&lt;Vec&lt;ClientData&gt;&gt;&gt;) {</text:p>
      <text:p text:style-name="Standard"><text:s text:c="4"/>let mut buffer = [0; 512];</text:p>
      <text:p text:style-name="Standard"><text:s text:c="4"/>let client_ip = stream.peer_addr().unwrap().to_string();</text:p>
      <text:p text:style-name="Standard"><text:s text:c="4"/>println!("Thread spawned for client: {}", client_ip);</text:p>
      <text:p text:style-name="Standard"/>
      <text:p text:style-name="Standard"><text:s text:c="4"/>// Ask the client to send the password</text:p>
      <text:p text:style-name="Standard"><text:s text:c="4"/>if let Err(e) = stream.write(b"Please send the SENHA:\n") {</text:p>
      <text:p text:style-name="Standard"><text:s text:c="8"/>eprintln!("Failed to write to socket: {}", e);</text:p>
      <text:p text:style-name="Standard"><text:s text:c="8"/>return;</text:p>
      <text:p text:style-name="Standard"><text:s text:c="4"/>}</text:p>
      <text:p text:style-name="Standard"/>
      <text:p text:style-name="Standard"><text:s text:c="4"/>// Read the password from the client</text:p>
      <text:p text:style-name="Standard"><text:s text:c="4"/>let n = match stream.read(&amp;mut buffer) {</text:p>
      <text:p text:style-name="Standard"><text:s text:c="8"/>Ok(n) =&gt; n,</text:p>
      <text:p text:style-name="Standard"><text:s text:c="8"/>Err(e) =&gt; {</text:p>
      <text:p text:style-name="Standard"><text:s text:c="12"/>eprintln!("Failed to read from socket: {}", e);</text:p>
      <text:p text:style-name="Standard"><text:s text:c="12"/>return;</text:p>
      <text:p text:style-name="Standard"><text:s text:c="8"/>}</text:p>
      <text:p text:style-name="Standard"><text:s text:c="4"/>};</text:p>
      <text:p text:style-name="Standard"/>
      <text:p text:style-name="Standard"><text:s text:c="4"/>// Convert the received data to a string and trim whitespace</text:p>
      <text:p text:style-name="Standard"><text:s text:c="4"/>let received_password = String::from_utf8_lossy(&amp;buffer[..n]).trim().to_string();</text:p>
      <text:p text:style-name="Standard"/>
      <text:p text:style-name="Standard"><text:s text:c="4"/>// Predefined password (e.g., "1234")</text:p>
      <text:p text:style-name="Standard"><text:s text:c="4"/>let correct_password = "1234";</text:p>
      <text:p text:style-name="Standard"/>
      <text:p text:style-name="Standard"><text:s text:c="4"/>// Validate the password</text:p>
      <text:p text:style-name="Standard"><text:soft-page-break/><text:s text:c="4"/>if received_password == correct_password {</text:p>
      <text:p text:style-name="Standard"><text:s text:c="8"/>if let Err(e) = stream.write(b"Password correct. Please send your ID:\n") {</text:p>
      <text:p text:style-name="Standard"><text:s text:c="12"/>eprintln!("Failed to write to socket: {}", e);</text:p>
      <text:p text:style-name="Standard"><text:s text:c="12"/>return;</text:p>
      <text:p text:style-name="Standard"><text:s text:c="8"/>}</text:p>
      <text:p text:style-name="Standard"><text:s text:c="4"/>} else {</text:p>
      <text:p text:style-name="Standard"><text:s text:c="8"/>if let Err(e) = stream.write(b"Invalid password. Closing connection.\n") {</text:p>
      <text:p text:style-name="Standard"><text:s text:c="12"/>eprintln!("Failed to write to socket: {}", e);</text:p>
      <text:p text:style-name="Standard"><text:s text:c="8"/>}</text:p>
      <text:p text:style-name="Standard"><text:s text:c="8"/>println!("Client {} provided an incorrect password.", client_ip);</text:p>
      <text:p text:style-name="Standard"><text:s text:c="8"/>return; // Close the connection</text:p>
      <text:p text:style-name="Standard"><text:s text:c="4"/>}</text:p>
      <text:p text:style-name="Standard"/>
      <text:p text:style-name="Standard"><text:s text:c="4"/>// Read the client's ID</text:p>
      <text:p text:style-name="Standard"><text:s text:c="4"/>let n = match stream.read(&amp;mut buffer) {</text:p>
      <text:p text:style-name="Standard"><text:s text:c="8"/>Ok(n) =&gt; n,</text:p>
      <text:p text:style-name="Standard"><text:s text:c="8"/>Err(e) =&gt; {</text:p>
      <text:p text:style-name="Standard"><text:s text:c="12"/>eprintln!("Failed to read from socket: {}", e);</text:p>
      <text:p text:style-name="Standard"><text:s text:c="12"/>return;</text:p>
      <text:p text:style-name="Standard"><text:s text:c="8"/>}</text:p>
      <text:p text:style-name="Standard"><text:s text:c="4"/>};</text:p>
      <text:p text:style-name="Standard"><text:s text:c="4"/>let client_id = String::from_utf8_lossy(&amp;buffer[..n]).trim().to_string();</text:p>
      <text:p text:style-name="Standard"/>
      <text:p text:style-name="Standard"><text:s text:c="4"/>// Save the client's data to the list</text:p>
      <text:p text:style-name="Standard"><text:s text:c="4"/>let client_data = ClientData {</text:p>
      <text:p text:style-name="Standard"><text:s text:c="8"/>id: client_id.clone(),</text:p>
      <text:p text:style-name="Standard"><text:s text:c="8"/>ip: client_ip.clone(),</text:p>
      <text:p text:style-name="Standard"><text:s text:c="8"/>status: String::from("active"), // Set status to "active"</text:p>
      <text:p text:style-name="Standard"><text:s text:c="4"/>};</text:p>
      <text:p text:style-name="Standard"><text:s text:c="4"/>clients.lock().unwrap().push(client_data);</text:p>
      <text:p text:style-name="Standard"/>
      <text:p text:style-name="Standard"><text:s text:c="4"/>println!("Client connected - ID: {}, IP: {}, Status: active", client_id, client_ip);</text:p>
      <text:p text:style-name="Standard"><text:s text:c="4"/>if let Err(e) = stream.write(b"Thank you! You are now connected.\n") {</text:p>
      <text:p text:style-name="Standard"><text:s text:c="8"/>eprintln!("Failed to write to socket: {}", e);</text:p>
      <text:p text:style-name="Standard"><text:s text:c="8"/>return;</text:p>
      <text:p text:style-name="Standard"><text:s text:c="4"/>}</text:p>
      <text:p text:style-name="Standard"/>
      <text:p text:style-name="Standard"><text:s text:c="4"/>// Main loop to handle client requests</text:p>
      <text:p text:style-name="Standard"><text:s text:c="4"/>loop {</text:p>
      <text:p text:style-name="Standard"><text:s text:c="8"/>match stream.read(&amp;mut buffer) {</text:p>
      <text:p text:style-name="Standard"><text:s text:c="12"/>Ok(0) =&gt; {</text:p>
      <text:p text:style-name="Standard"><text:s text:c="16"/>// Connection was closed by the client</text:p>
      <text:p text:style-name="Standard"><text:s text:c="16"/>println!("Client disconnected: {}", client_ip);</text:p>
      <text:p text:style-name="Standard"><text:s text:c="16"/>// Update the client's status to "inactive"</text:p>
      <text:p text:style-name="Standard"><text:s text:c="16"/>let mut clients = clients.lock().unwrap();</text:p>
      <text:p text:style-name="Standard"><text:s text:c="16"/>if let Some(client) = clients.iter_mut().find(|c| c.ip == client_ip) {</text:p>
      <text:p text:style-name="Standard"><text:s text:c="20"/>client.status = String::from("inactive");</text:p>
      <text:p text:style-name="Standard"><text:s text:c="16"/>}</text:p>
      <text:p text:style-name="Standard"><text:s text:c="16"/>break;</text:p>
      <text:p text:style-name="Standard"><text:s text:c="12"/>}</text:p>
      <text:p text:style-name="Standard"><text:s text:c="12"/>Ok(n) =&gt; {</text:p>
      <text:p text:style-name="Standard"><text:s text:c="16"/>// Convert the received data to a string</text:p>
      <text:p text:style-name="Standard"><text:soft-page-break/><text:s text:c="16"/>let received_data = String::from_utf8_lossy(&amp;buffer[..n]).trim().to_string();</text:p>
      <text:p text:style-name="Standard"><text:s text:c="16"/>println!("Received from {} ({}): {}", client_id, client_ip, received_data);</text:p>
      <text:p text:style-name="Standard"/>
      <text:p text:style-name="Standard"><text:s text:c="16"/>// Handle the LISTAR command</text:p>
      <text:p text:style-name="Standard"><text:s text:c="16"/>if received_data == "LISTAR" {</text:p>
      <text:p text:style-name="Standard"><text:s text:c="20"/>let clients_list = list_connected_clients(&amp;clients);</text:p>
      <text:p text:style-name="Standard"><text:s text:c="20"/>if let Err(e) = stream.write(clients_list.as_bytes()) {</text:p>
      <text:p text:style-name="Standard"><text:s text:c="24"/>eprintln!("Failed to write to socket: {}", e);</text:p>
      <text:p text:style-name="Standard"><text:s text:c="24"/>break;</text:p>
      <text:p text:style-name="Standard"><text:s text:c="20"/>}</text:p>
      <text:p text:style-name="Standard"><text:s text:c="20"/>continue;</text:p>
      <text:p text:style-name="Standard"><text:s text:c="16"/>}</text:p>
      <text:p text:style-name="Standard"/>
      <text:p text:style-name="Standard"><text:s text:c="16"/>// Check if the received data contains the "FECHAR" command</text:p>
      <text:p text:style-name="Standard"><text:s text:c="16"/>if received_data == "FECHAR" {</text:p>
      <text:p text:style-name="Standard"><text:s text:c="20"/>println!("Closing connection with client: {} ({})", client_id, client_ip);</text:p>
      <text:p text:style-name="Standard"><text:s text:c="20"/>// Update the client's status to "inactive"</text:p>
      <text:p text:style-name="Standard"><text:s text:c="20"/>let mut clients = clients.lock().unwrap();</text:p>
      <text:p text:style-name="Standard"><text:s text:c="20"/>if let Some(client) = clients.iter_mut().find(|c| c.ip == client_ip) {</text:p>
      <text:p text:style-name="Standard"><text:s text:c="24"/>client.status = String::from("inactive");</text:p>
      <text:p text:style-name="Standard"><text:s text:c="20"/>}</text:p>
      <text:p text:style-name="Standard"><text:s text:c="20"/>break; // Exit the loop to close the connection</text:p>
      <text:p text:style-name="Standard"><text:s text:c="16"/>}</text:p>
      <text:p text:style-name="Standard"/>
      <text:p text:style-name="Standard"><text:s text:c="16"/>// Echo the data back to the client</text:p>
      <text:p text:style-name="Standard"><text:s text:c="16"/>if let Err(e) = stream.write(&amp;buffer[..n]) {</text:p>
      <text:p text:style-name="Standard"><text:s text:c="20"/>eprintln!("Failed to write to socket: {}", e);</text:p>
      <text:p text:style-name="Standard"><text:s text:c="20"/>break;</text:p>
      <text:p text:style-name="Standard"><text:s text:c="16"/>}</text:p>
      <text:p text:style-name="Standard"><text:s text:c="12"/>}</text:p>
      <text:p text:style-name="Standard"><text:s text:c="12"/>Err(e) =&gt; {</text:p>
      <text:p text:style-name="Standard"><text:s text:c="16"/>eprintln!("Failed to read from socket: {}", e);</text:p>
      <text:p text:style-name="Standard"><text:s text:c="16"/>break;</text:p>
      <text:p text:style-name="Standard"><text:s text:c="12"/>}</text:p>
      <text:p text:style-name="Standard"><text:s text:c="8"/>}</text:p>
      <text:p text:style-name="Standard"><text:s text:c="4"/>}</text:p>
      <text:p text:style-name="Standard">}</text:p>
      <text:p text:style-name="Standard">```</text:p>
      <text:p text:style-name="Standard"/>
      <text:p text:style-name="Standard">#### 3. Update the `list_connected_clients` Function:</text:p>
      <text:p text:style-name="Standard">Include the `status` field in the list of connected clients.</text:p>
      <text:p text:style-name="Standard"/>
      <text:p text:style-name="Standard">```rust</text:p>
      <text:p text:style-name="Standard">fn list_connected_clients(clients: &amp;Arc&lt;Mutex&lt;Vec&lt;ClientData&gt;&gt;&gt;) -&gt; String {</text:p>
      <text:p text:style-name="Standard"><text:s text:c="4"/>let clients = clients.lock().unwrap();</text:p>
      <text:p text:style-name="Standard"><text:s text:c="4"/>if clients.is_empty() {</text:p>
      <text:p text:style-name="Standard"><text:s text:c="8"/>return "No clients connected.\n".to_string();</text:p>
      <text:p text:style-name="Standard"><text:s text:c="4"/>}</text:p>
      <text:p text:style-name="Standard"/>
      <text:p text:style-name="Standard"><text:s text:c="4"/>let mut result = String::from("Connected clients:\n");</text:p>
      <text:p text:style-name="Standard"><text:s text:c="4"/>for client in clients.iter() {</text:p>
      <text:p text:style-name="Standard"><text:s text:c="8"/>result.push_str(&amp;format!("ID: {}, IP: {}, Status: {}\n", client.id, client.ip, client.status));</text:p>
      <text:p text:style-name="Standard"><text:soft-page-break/><text:s text:c="4"/>}</text:p>
      <text:p text:style-name="Standard"><text:s text:c="4"/>result</text:p>
      <text:p text:style-name="Standard">}</text:p>
      <text:p text:style-name="Standard">```</text:p>
      <text:p text:style-name="Standard"/>
      <text:p text:style-name="Standard">---</text:p>
      <text:p text:style-name="Standard"/>
      <text:p text:style-name="Standard">### Testing:</text:p>
      <text:p text:style-name="Standard">1. Start the server:</text:p>
      <text:p text:style-name="Standard"><text:s text:c="3"/>```bash</text:p>
      <text:p text:style-name="Standard"><text:s text:c="3"/>cargo run</text:p>
      <text:p text:style-name="Standard"><text:s text:c="3"/>```</text:p>
      <text:p text:style-name="Standard">2. Connect multiple clients using `telnet` or the client program:</text:p>
      <text:p text:style-name="Standard"><text:s text:c="3"/>```bash</text:p>
      <text:p text:style-name="Standard"><text:s text:c="3"/>telnet 127.0.0.1 1111</text:p>
      <text:p text:style-name="Standard"><text:s text:c="3"/>```</text:p>
      <text:p text:style-name="Standard">3. Authenticate and send the `LISTAR` command:</text:p>
      <text:p text:style-name="Standard"><text:s text:c="3"/>```</text:p>
      <text:p text:style-name="Standard"><text:s text:c="3"/>LISTAR</text:p>
      <text:p text:style-name="Standard"><text:s text:c="3"/>```</text:p>
      <text:p text:style-name="Standard">4. Disconnect a client using `FECHAR` and check the updated status.</text:p>
      <text:p text:style-name="Standard"/>
      <text:p text:style-name="Standard">---</text:p>
      <text:p text:style-name="Standard"/>
      <text:p text:style-name="Standard">### Example Output:</text:p>
      <text:p text:style-name="Standard">#### Server Logs:</text:p>
      <text:p text:style-name="Standard">```</text:p>
      <text:p text:style-name="Standard">Server listening on port 1111</text:p>
      <text:p text:style-name="Standard">New connection from: 127.0.0.1:54321</text:p>
      <text:p text:style-name="Standard">Thread spawned for client: 127.0.0.1:54321</text:p>
      <text:p text:style-name="Standard">Client connected - ID: client1, IP: 127.0.0.1:54321, Status: active</text:p>
      <text:p text:style-name="Standard">New connection from: 127.0.0.1:54322</text:p>
      <text:p text:style-name="Standard">Thread spawned for client: 127.0.0.1:54322</text:p>
      <text:p text:style-name="Standard">Client connected - ID: client2, IP: 127.0.0.1:54322, Status: active</text:p>
      <text:p text:style-name="Standard">Received from client1 (127.0.0.1:54321): LISTAR</text:p>
      <text:p text:style-name="Standard">Received from client2 (127.0.0.1:54322): FECHAR</text:p>
      <text:p text:style-name="Standard">Closing connection with client: client2 (127.0.0.1:54322)</text:p>
      <text:p text:style-name="Standard">Client disconnected: 127.0.0.1:54322</text:p>
      <text:p text:style-name="Standard">Received from client1 (127.0.0.1:54321): LISTAR</text:p>
      <text:p text:style-name="Standard">```</text:p>
      <text:p text:style-name="Standard"/>
      <text:p text:style-name="Standard">#### Client Interaction:</text:p>
      <text:p text:style-name="Standard">```</text:p>
      <text:p text:style-name="Standard">Connected to server at 127.0.0.1:1111</text:p>
      <text:p text:style-name="Standard">Please send the SENHA:</text:p>
      <text:p text:style-name="Standard">1234</text:p>
      <text:p text:style-name="Standard">Password correct. Please send your ID:</text:p>
      <text:p text:style-name="Standard">client1</text:p>
      <text:p text:style-name="Standard">Thank you! You are now connected.</text:p>
      <text:p text:style-name="Standard">LISTAR</text:p>
      <text:p text:style-name="Standard">Connected clients:</text:p>
      <text:p text:style-name="Standard">ID: client1, IP: 127.0.0.1:54321, Status: active</text:p>
      <text:p text:style-name="Standard"><text:soft-page-break/>ID: client2, IP: 127.0.0.1:54322, Status: active</text:p>
      <text:p text:style-name="Standard">LISTAR</text:p>
      <text:p text:style-name="Standard">Connected clients:</text:p>
      <text:p text:style-name="Standard">ID: client1, IP: 127.0.0.1:54321, Status: active</text:p>
      <text:p text:style-name="Standard">ID: client2, IP: 127.0.0.1:54322, Status: inactive</text:p>
      <text:p text:style-name="Standard">FECHAR</text:p>
      <text:p text:style-name="Standard">Connection closed by foreign host.</text:p>
      <text:p text:style-name="Standard">```</text:p>
      <text:p text:style-name="Standard"/>
      <text:p text:style-name="Standard">---</text:p>
      <text:p text:style-name="Standard"/>
      <text:p text:style-name="Standard">### Notes:</text:p>
      <text:p text:style-name="Standard">- The `status` field is updated in real-time as clients connect and disconnect.</text:p>
      <text:p text:style-name="Standard">- You can extend this further by adding timestamps for when clients connect or disconnect.</text:p>
      <text:p text:style-name="Standard"/>
      <text:p text:style-name="Standard">Let me know if you need additional features or enhancements! 😊</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1T00:53:52.336497404</meta:creation-date>
    <dc:date>2025-02-21T17:59:06.518543235</dc:date>
    <meta:editing-duration>PT4H48M49S</meta:editing-duration>
    <meta:editing-cycles>3</meta:editing-cycles>
    <meta:generator>LibreOffice/24.2.7.2$Linux_X86_64 LibreOffice_project/420$Build-2</meta:generator>
    <meta:document-statistic meta:table-count="0" meta:image-count="0" meta:object-count="0" meta:page-count="41" meta:paragraph-count="1356" meta:word-count="6692" meta:character-count="51253" meta:non-whitespace-character-count="38739"/>
  </office:meta>
</office:document-meta>
</file>